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"/>
  <manifest:file-entry manifest:full-path="ObjectReplacements/Object 9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layout-cache" manifest:media-type="application/binary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Thumbnails/thumbnail.png" manifest:media-type="image/png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62df" officeooo:paragraph-rsid="003371f1"/>
    </style:style>
    <style:style style:name="P2" style:family="paragraph" style:parent-style-name="Standard">
      <style:text-properties officeooo:rsid="001d62df" officeooo:paragraph-rsid="00357019"/>
    </style:style>
    <style:style style:name="P3" style:family="paragraph" style:parent-style-name="Text_20_body">
      <style:text-properties officeooo:rsid="001b019d" officeooo:paragraph-rsid="001b019d"/>
    </style:style>
    <style:style style:name="P4" style:family="paragraph" style:parent-style-name="Text_20_body">
      <style:text-properties officeooo:rsid="001b019d" officeooo:paragraph-rsid="002eeed2"/>
    </style:style>
    <style:style style:name="P5" style:family="paragraph" style:parent-style-name="Text_20_body">
      <style:text-properties officeooo:rsid="001015b2" officeooo:paragraph-rsid="001b019d"/>
    </style:style>
    <style:style style:name="P6" style:family="paragraph" style:parent-style-name="Text_20_body">
      <style:text-properties officeooo:rsid="000f6300" officeooo:paragraph-rsid="001b019d"/>
    </style:style>
    <style:style style:name="P7" style:family="paragraph" style:parent-style-name="Text_20_body">
      <style:paragraph-properties fo:text-align="start" style:justify-single-word="false"/>
      <style:text-properties officeooo:paragraph-rsid="001b019d"/>
    </style:style>
    <style:style style:name="P8" style:family="paragraph" style:parent-style-name="Text_20_body">
      <style:text-properties officeooo:paragraph-rsid="001b019d"/>
    </style:style>
    <style:style style:name="P9" style:family="paragraph" style:parent-style-name="Text_20_body">
      <style:text-properties officeooo:rsid="001be3a1" officeooo:paragraph-rsid="001be3a1"/>
    </style:style>
    <style:style style:name="P10" style:family="paragraph" style:parent-style-name="Text_20_body">
      <style:text-properties officeooo:paragraph-rsid="001be3a1"/>
    </style:style>
    <style:style style:name="P11" style:family="paragraph" style:parent-style-name="Text_20_body">
      <style:text-properties officeooo:rsid="001d62df" officeooo:paragraph-rsid="001d62df"/>
    </style:style>
    <style:style style:name="P12" style:family="paragraph" style:parent-style-name="Text_20_body">
      <style:text-properties officeooo:rsid="001d62df" officeooo:paragraph-rsid="003371f1"/>
    </style:style>
    <style:style style:name="P13" style:family="paragraph" style:parent-style-name="Text_20_body">
      <style:text-properties officeooo:rsid="001d62df" officeooo:paragraph-rsid="00357019"/>
    </style:style>
    <style:style style:name="P14" style:family="paragraph" style:parent-style-name="Text_20_body">
      <style:text-properties officeooo:rsid="001d62df" officeooo:paragraph-rsid="003ca2b6"/>
    </style:style>
    <style:style style:name="P15" style:family="paragraph" style:parent-style-name="Text_20_body">
      <style:text-properties officeooo:rsid="00211ff2" officeooo:paragraph-rsid="00211ff2"/>
    </style:style>
    <style:style style:name="P16" style:family="paragraph" style:parent-style-name="Text_20_body">
      <style:text-properties officeooo:rsid="00231dc7" officeooo:paragraph-rsid="00231dc7"/>
    </style:style>
    <style:style style:name="P17" style:family="paragraph" style:parent-style-name="Text_20_body">
      <style:text-properties officeooo:paragraph-rsid="00258a27"/>
    </style:style>
    <style:style style:name="P18" style:family="paragraph" style:parent-style-name="Text_20_body">
      <style:text-properties officeooo:rsid="002730a2" officeooo:paragraph-rsid="002730a2"/>
    </style:style>
    <style:style style:name="P19" style:family="paragraph" style:parent-style-name="Text_20_body">
      <style:text-properties officeooo:rsid="00290f23" officeooo:paragraph-rsid="00290f23"/>
    </style:style>
    <style:style style:name="P20" style:family="paragraph" style:parent-style-name="Text_20_body">
      <style:text-properties fo:font-size="12pt" officeooo:rsid="002ba419" officeooo:paragraph-rsid="002ba419" style:font-size-asian="10.5pt" style:font-size-complex="12pt"/>
    </style:style>
    <style:style style:name="P21" style:family="paragraph" style:parent-style-name="Text_20_body">
      <style:text-properties fo:font-size="12pt" officeooo:rsid="0025d324" officeooo:paragraph-rsid="002ce3cf" style:font-size-asian="10.5pt" style:font-size-complex="12pt"/>
    </style:style>
    <style:style style:name="P22" style:family="paragraph" style:parent-style-name="Text_20_body">
      <style:text-properties officeooo:rsid="002ba419" officeooo:paragraph-rsid="002ba419"/>
    </style:style>
    <style:style style:name="P23" style:family="paragraph" style:parent-style-name="Text_20_body">
      <style:text-properties officeooo:paragraph-rsid="00284529"/>
    </style:style>
    <style:style style:name="P24" style:family="paragraph" style:parent-style-name="Text_20_body">
      <style:text-properties officeooo:rsid="001c4962" officeooo:paragraph-rsid="0031309a"/>
    </style:style>
    <style:style style:name="P25" style:family="paragraph" style:parent-style-name="Text_20_body">
      <style:text-properties officeooo:rsid="001d5e64" officeooo:paragraph-rsid="002ce3cf"/>
    </style:style>
    <style:style style:name="P26" style:family="paragraph" style:parent-style-name="Text_20_body">
      <style:text-properties officeooo:rsid="001d5e64" officeooo:paragraph-rsid="003ca2b6"/>
    </style:style>
    <style:style style:name="P27" style:family="paragraph" style:parent-style-name="Text_20_body">
      <style:text-properties officeooo:rsid="00318c0b" officeooo:paragraph-rsid="00318c0b"/>
    </style:style>
    <style:style style:name="P28" style:family="paragraph" style:parent-style-name="Text_20_body">
      <style:text-properties officeooo:rsid="003371f1" officeooo:paragraph-rsid="003371f1"/>
    </style:style>
    <style:style style:name="P29" style:family="paragraph" style:parent-style-name="Text_20_body">
      <style:text-properties officeooo:paragraph-rsid="003371f1"/>
    </style:style>
    <style:style style:name="P30" style:family="paragraph" style:parent-style-name="Text_20_body">
      <style:text-properties officeooo:rsid="0037d7cd" officeooo:paragraph-rsid="0037d7cd"/>
    </style:style>
    <style:style style:name="P31" style:family="paragraph" style:parent-style-name="Text_20_body">
      <style:text-properties officeooo:rsid="003afbe6" officeooo:paragraph-rsid="003afbe6"/>
    </style:style>
    <style:style style:name="P32" style:family="paragraph" style:parent-style-name="Text_20_body">
      <style:text-properties officeooo:paragraph-rsid="00290f23"/>
    </style:style>
    <style:style style:name="P33" style:family="paragraph" style:parent-style-name="Text_20_body">
      <style:text-properties officeooo:rsid="003e846f" officeooo:paragraph-rsid="003eb5a7"/>
    </style:style>
    <style:style style:name="P34" style:family="paragraph" style:parent-style-name="Text_20_body">
      <style:text-properties officeooo:rsid="00401c08" officeooo:paragraph-rsid="00401c08"/>
    </style:style>
    <style:style style:name="P35" style:family="paragraph" style:parent-style-name="Text_20_body">
      <style:text-properties officeooo:paragraph-rsid="0043efac"/>
    </style:style>
    <style:style style:name="P36" style:family="paragraph" style:parent-style-name="Text_20_body">
      <style:text-properties officeooo:rsid="0047140f" officeooo:paragraph-rsid="0047140f"/>
    </style:style>
    <style:style style:name="P37" style:family="paragraph" style:parent-style-name="Text_20_body">
      <style:text-properties officeooo:rsid="00478d4c" officeooo:paragraph-rsid="00478d4c"/>
    </style:style>
    <style:style style:name="P38" style:family="paragraph" style:parent-style-name="Text_20_body">
      <style:text-properties officeooo:rsid="00478d4c" officeooo:paragraph-rsid="004d87a5"/>
    </style:style>
    <style:style style:name="P39" style:family="paragraph" style:parent-style-name="Text_20_body">
      <style:text-properties officeooo:paragraph-rsid="0047140f"/>
    </style:style>
    <style:style style:name="P40" style:family="paragraph" style:parent-style-name="Text_20_body">
      <style:text-properties officeooo:paragraph-rsid="004932b5"/>
    </style:style>
    <style:style style:name="P41" style:family="paragraph" style:parent-style-name="Text_20_body">
      <style:text-properties officeooo:paragraph-rsid="004b83ba"/>
    </style:style>
    <style:style style:name="P42" style:family="paragraph" style:parent-style-name="Text_20_body">
      <style:text-properties officeooo:paragraph-rsid="004ca659"/>
    </style:style>
    <style:style style:name="P43" style:family="paragraph" style:parent-style-name="Text_20_body">
      <style:text-properties officeooo:paragraph-rsid="004d87a5"/>
    </style:style>
    <style:style style:name="P44" style:family="paragraph" style:parent-style-name="Title">
      <style:text-properties officeooo:rsid="001a62b2" officeooo:paragraph-rsid="001a62b2"/>
    </style:style>
    <style:style style:name="P45" style:family="paragraph" style:parent-style-name="Heading_20_1">
      <style:text-properties officeooo:rsid="001b54ce" officeooo:paragraph-rsid="001b54ce"/>
    </style:style>
    <style:style style:name="P46" style:family="paragraph" style:parent-style-name="Heading_20_1">
      <style:text-properties officeooo:paragraph-rsid="001dd163"/>
    </style:style>
    <style:style style:name="P47" style:family="paragraph" style:parent-style-name="Heading_20_1">
      <style:text-properties officeooo:rsid="00211ff2" officeooo:paragraph-rsid="00211ff2"/>
    </style:style>
    <style:style style:name="P48" style:family="paragraph" style:parent-style-name="Heading_20_1">
      <style:text-properties officeooo:rsid="0025138f" officeooo:paragraph-rsid="0025138f"/>
    </style:style>
    <style:style style:name="P49" style:family="paragraph" style:parent-style-name="Heading_20_1">
      <style:text-properties officeooo:rsid="00401c08" officeooo:paragraph-rsid="00401c08"/>
    </style:style>
    <style:style style:name="P50" style:family="paragraph" style:parent-style-name="Heading_20_1">
      <style:text-properties officeooo:rsid="001c28e6" officeooo:paragraph-rsid="002ce3cf"/>
    </style:style>
    <style:style style:name="P51" style:family="paragraph" style:parent-style-name="Heading_20_1">
      <style:text-properties officeooo:paragraph-rsid="004f8c25"/>
    </style:style>
    <style:style style:name="P52" style:family="paragraph" style:parent-style-name="Text_20_body">
      <style:text-properties officeooo:rsid="00401c08" officeooo:paragraph-rsid="0040592c"/>
    </style:style>
    <style:style style:name="P53" style:family="paragraph" style:parent-style-name="Text_20_body">
      <style:text-properties officeooo:paragraph-rsid="001b54ce"/>
    </style:style>
    <style:style style:name="P54" style:family="paragraph" style:parent-style-name="Text_20_body">
      <style:text-properties officeooo:paragraph-rsid="004f8c25"/>
    </style:style>
    <style:style style:name="P55" style:family="paragraph" style:parent-style-name="Text_20_body">
      <style:text-properties officeooo:paragraph-rsid="004fce09"/>
    </style:style>
    <style:style style:name="P56" style:family="paragraph" style:parent-style-name="Text_20_body">
      <style:text-properties officeooo:rsid="00231dc7" officeooo:paragraph-rsid="004fce09"/>
    </style:style>
    <style:style style:name="P57" style:family="paragraph" style:parent-style-name="Text_20_body">
      <style:text-properties officeooo:paragraph-rsid="001be3a1"/>
    </style:style>
    <style:style style:name="P58" style:family="paragraph" style:parent-style-name="Text_20_body">
      <style:text-properties officeooo:rsid="00211ff2" officeooo:paragraph-rsid="00211ff2"/>
    </style:style>
    <style:style style:name="T1" style:family="text">
      <style:text-properties officeooo:rsid="001a62b2"/>
    </style:style>
    <style:style style:name="T2" style:family="text">
      <style:text-properties officeooo:rsid="001b019d"/>
    </style:style>
    <style:style style:name="T3" style:family="text">
      <style:text-properties officeooo:rsid="000f6300"/>
    </style:style>
    <style:style style:name="T4" style:family="text">
      <style:text-properties officeooo:rsid="002f9c6f"/>
    </style:style>
    <style:style style:name="T5" style:family="text">
      <style:text-properties officeooo:rsid="00304c99"/>
    </style:style>
    <style:style style:name="T6" style:family="text">
      <style:text-properties officeooo:rsid="000fefbe"/>
    </style:style>
    <style:style style:name="T7" style:family="text">
      <style:text-properties officeooo:rsid="001015b2"/>
    </style:style>
    <style:style style:name="T8" style:family="text">
      <style:text-properties officeooo:rsid="001b41bc"/>
    </style:style>
    <style:style style:name="T9" style:family="text">
      <style:text-properties officeooo:rsid="001b54ce"/>
    </style:style>
    <style:style style:name="T10" style:family="text">
      <style:text-properties officeooo:rsid="001be3a1"/>
    </style:style>
    <style:style style:name="T11" style:family="text">
      <style:text-properties officeooo:rsid="001c5234"/>
    </style:style>
    <style:style style:name="T12" style:family="text">
      <style:text-properties officeooo:rsid="001d38df"/>
    </style:style>
    <style:style style:name="T13" style:family="text">
      <style:text-properties officeooo:rsid="0013f2c8"/>
    </style:style>
    <style:style style:name="T14" style:family="text">
      <style:text-properties officeooo:rsid="001d62df"/>
    </style:style>
    <style:style style:name="T15" style:family="text">
      <style:text-properties officeooo:rsid="001dd163"/>
    </style:style>
    <style:style style:name="T16" style:family="text">
      <style:text-properties style:font-name="Liberation Sans" fo:font-size="18.2000007629395pt" fo:font-weight="bold" officeooo:rsid="0022363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7" style:family="text">
      <style:text-properties officeooo:rsid="00258a27"/>
    </style:style>
    <style:style style:name="T18" style:family="text">
      <style:text-properties officeooo:rsid="002730a2"/>
    </style:style>
    <style:style style:name="T19" style:family="text">
      <style:text-properties officeooo:rsid="002ba419"/>
    </style:style>
    <style:style style:name="T20" style:family="text">
      <style:text-properties officeooo:rsid="001d5e64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40f547" style:font-style-asian="italic" style:font-style-complex="italic"/>
    </style:style>
    <style:style style:name="T23" style:family="text">
      <style:text-properties fo:font-style="italic" officeooo:rsid="00421b9e" style:font-style-asian="italic" style:font-style-complex="italic"/>
    </style:style>
    <style:style style:name="T24" style:family="text">
      <style:text-properties fo:font-style="italic" officeooo:rsid="0043efac" style:font-style-asian="italic" style:font-style-complex="italic"/>
    </style:style>
    <style:style style:name="T25" style:family="text">
      <style:text-properties fo:font-style="italic" officeooo:rsid="0053800e" style:font-style-asian="italic" style:font-style-complex="italic"/>
    </style:style>
    <style:style style:name="T26" style:family="text">
      <style:text-properties officeooo:rsid="002ce3cf"/>
    </style:style>
    <style:style style:name="T27" style:family="text">
      <style:text-properties officeooo:rsid="0031309a"/>
    </style:style>
    <style:style style:name="T28" style:family="text">
      <style:text-properties officeooo:rsid="003371f1"/>
    </style:style>
    <style:style style:name="T29" style:family="text">
      <style:text-properties officeooo:rsid="003563d7"/>
    </style:style>
    <style:style style:name="T30" style:family="text">
      <style:text-properties officeooo:rsid="00357019"/>
    </style:style>
    <style:style style:name="T31" style:family="text">
      <style:text-properties officeooo:rsid="0037d7cd"/>
    </style:style>
    <style:style style:name="T32" style:family="text">
      <style:text-properties officeooo:rsid="003a5e4c"/>
    </style:style>
    <style:style style:name="T33" style:family="text">
      <style:text-properties officeooo:rsid="003b9d72"/>
    </style:style>
    <style:style style:name="T34" style:family="text">
      <style:text-properties fo:font-size="8pt" officeooo:rsid="00290f23" style:font-size-asian="7pt" style:font-size-complex="8pt"/>
    </style:style>
    <style:style style:name="T35" style:family="text">
      <style:text-properties fo:font-size="8pt" officeooo:rsid="002a3b41" style:font-size-asian="7pt" style:font-size-complex="8pt"/>
    </style:style>
    <style:style style:name="T36" style:family="text">
      <style:text-properties fo:font-size="8pt" officeooo:rsid="003bf5e8" style:font-size-asian="7pt" style:font-size-complex="8pt"/>
    </style:style>
    <style:style style:name="T37" style:family="text">
      <style:text-properties fo:font-size="8pt" officeooo:rsid="002ba419" style:font-size-asian="7pt" style:font-size-complex="8pt"/>
    </style:style>
    <style:style style:name="T38" style:family="text">
      <style:text-properties fo:font-size="8pt" officeooo:rsid="003bf63c" style:font-size-asian="7pt" style:font-size-complex="8pt"/>
    </style:style>
    <style:style style:name="T39" style:family="text">
      <style:text-properties officeooo:rsid="003bf63c"/>
    </style:style>
    <style:style style:name="T40" style:family="text">
      <style:text-properties officeooo:rsid="003ca2b6"/>
    </style:style>
    <style:style style:name="T41" style:family="text">
      <style:text-properties officeooo:rsid="003e846f"/>
    </style:style>
    <style:style style:name="T42" style:family="text">
      <style:text-properties officeooo:rsid="003eb5a7"/>
    </style:style>
    <style:style style:name="T43" style:family="text">
      <style:text-properties officeooo:rsid="0040592c"/>
    </style:style>
    <style:style style:name="T44" style:family="text">
      <style:text-properties officeooo:rsid="0040f547"/>
    </style:style>
    <style:style style:name="T45" style:family="text">
      <style:text-properties officeooo:rsid="004123cd"/>
    </style:style>
    <style:style style:name="T46" style:family="text">
      <style:text-properties officeooo:rsid="00421b9e"/>
    </style:style>
    <style:style style:name="T47" style:family="text">
      <style:text-properties officeooo:rsid="0043efac"/>
    </style:style>
    <style:style style:name="T48" style:family="text">
      <style:text-properties officeooo:rsid="0047140f"/>
    </style:style>
    <style:style style:name="T49" style:family="text">
      <style:text-properties officeooo:rsid="00478d4c"/>
    </style:style>
    <style:style style:name="T50" style:family="text">
      <style:text-properties officeooo:rsid="004932b5"/>
    </style:style>
    <style:style style:name="T51" style:family="text">
      <style:text-properties officeooo:rsid="004aeb6b"/>
    </style:style>
    <style:style style:name="T52" style:family="text">
      <style:text-properties officeooo:rsid="004b83ba"/>
    </style:style>
    <style:style style:name="T53" style:family="text">
      <style:text-properties officeooo:rsid="004ca659"/>
    </style:style>
    <style:style style:name="T54" style:family="text">
      <style:text-properties officeooo:rsid="004d87a5"/>
    </style:style>
    <style:style style:name="T55" style:family="text">
      <style:text-properties officeooo:rsid="004f8c25"/>
    </style:style>
    <style:style style:name="T56" style:family="text">
      <style:text-properties officeooo:rsid="004fce09"/>
    </style:style>
    <style:style style:name="T57" style:family="text">
      <style:text-properties officeooo:rsid="001a874f"/>
    </style:style>
    <style:style style:name="T58" style:family="text">
      <style:text-properties officeooo:rsid="001c28e6"/>
    </style:style>
    <style:style style:name="T59" style:family="text">
      <style:text-properties officeooo:rsid="00503557"/>
    </style:style>
    <style:style style:name="T60" style:family="text">
      <style:text-properties officeooo:rsid="0053800e"/>
    </style:style>
    <style:style style:name="T61" style:family="text">
      <style:text-properties officeooo:rsid="00231dc7"/>
    </style:style>
    <style:style style:name="T62" style:family="text">
      <style:text-properties officeooo:rsid="0053fa39"/>
    </style:style>
    <style:style style:name="T63" style:family="text">
      <style:text-properties officeooo:rsid="0056a588"/>
    </style:style>
    <style:style style:name="T64" style:family="text">
      <style:text-properties officeooo:rsid="0058e211"/>
    </style:style>
    <style:style style:name="T65" style:family="text">
      <style:text-properties officeooo:rsid="005d6e7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Maximal likelihood parameters for ARIMA(0,1,1) model</text:p>
      <text:p text:style-name="Subtitle">Baruch Youssin</text:p>
      <text:p text:style-name="Subtitle">January <text:span text:style-name="T63">8</text:span>, 2022</text:p>
      <text:h text:style-name="Heading_20_1" text:outline-level="1">ARIMA(0,1,1) model</text:h>
      <text:p text:style-name="P4">This model for a time series <text:span text:style-name="T6"><draw:frame draw:style-name="fr1" draw:name="Object59" text:anchor-type="as-char" svg:y="-0.1484in" svg:width="0.2299in" svg:height="0.2091in" draw:z-index="2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6">, t = …, -1, 0, 1, …, </text:span><text:s/>is characterized by the requirement that the first differences of the time series are generated by the Moving Average <text:span text:style-name="T3">model of order 1, MA(1).</text:span></text:p>
      <text:p text:style-name="P3">The parameters of ARIMA(0,1,1) model are the initial value <draw:frame draw:style-name="fr1" draw:name="Object89" text:anchor-type="as-char" svg:y="-0.1484in" svg:width="0.2465in" svg:height="0.2091in" draw:z-index="79"><draw:object xlink:href="./Object 89" xlink:type="simple" xlink:show="embed" xlink:actuate="onLoad"/><draw:image xlink:href="./ObjectReplacements/Object 89" xlink:type="simple" xlink:show="embed" xlink:actuate="onLoad"/><svg:desc>formula</svg:desc></draw:frame><text:s/>of the series <text:span text:style-name="T41">(or any other element of the series, chosen in advance)</text:span> and the parameters of <text:span text:style-name="T3">MA(1). <text:s/></text:span></text:p>
      <text:p text:style-name="P3">As the initial value is known, it remains to estimate the parameters of <text:span text:style-name="T3">MA(1) </text:span>from the first differences of the original time series.</text:p>
      <text:p text:style-name="P3">We denote these first differences by <text:span text:style-name="T6"><draw:frame draw:style-name="fr1" draw:name="Object8" text:anchor-type="as-char" svg:y="-0.1484in" svg:width="0.9425in" svg:height="0.2091in" draw:z-index="3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6">, t = …, -1, 0, 1, … </text:span></text:p>
      <text:p text:style-name="P9">At this point we can forget our original time series <draw:frame draw:style-name="fr1" draw:name="Object60" text:anchor-type="as-char" svg:y="-0.1484in" svg:width="0.2299in" svg:height="0.2091in" draw:z-index="16"><draw:object xlink:href="./Object 60" xlink:type="simple" xlink:show="embed" xlink:actuate="onLoad"/><draw:image xlink:href="./ObjectReplacements/Object 60" xlink:type="simple" xlink:show="embed" xlink:actuate="onLoad"/><svg:desc>formula</svg:desc></draw:frame><text:s/>and concentrate on its first differences<text:span text:style-name="T2"> </text:span><text:span text:style-name="T6"><draw:frame draw:style-name="fr1" draw:name="Object13" text:anchor-type="as-char" svg:y="-0.1484in" svg:width="0.2429in" svg:height="0.2091in" draw:z-index="39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6">.</text:span></text:p>
      <text:p text:style-name="P8"><text:span text:style-name="T2">The MA(1) model</text:span><text:span text:style-name="T3"> is </text:span><text:span text:style-name="T8">described</text:span><text:span text:style-name="T3"> by the following formula:</text:span></text:p>
      <text:p text:style-name="P6"><text:span text:style-name="T5">(1) </text:span><draw:frame draw:style-name="fr1" draw:name="Object1" text:anchor-type="as-char" svg:y="-0.1484in" svg:width="1.198in" svg:height="0.2091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7"><text:span text:style-name="T6">where </text:span><text:span text:style-name="T6"><draw:frame draw:style-name="fr1" draw:name="Object4" text:anchor-type="as-char" svg:y="-0.0854in" svg:width="0.1866in" svg:height="0.1457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">, t = …, -1, 0, 1, …, are innovations (white noise), c and </text:span><text:span text:style-name="T6"><draw:frame draw:style-name="fr1" draw:name="Object5" text:anchor-type="as-char" svg:y="-0.1201in" svg:width="0.2165in" svg:height="0.1807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6"><text:s/></text:span><text:span text:style-name="T7">(where</text:span><text:span text:style-name="T6"><draw:frame draw:style-name="fr1" draw:name="Object7" text:anchor-type="as-char" svg:y="-0.1484in" svg:width="0.4846in" svg:height="0.2098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7">)</text:span><text:span text:style-name="T6"> are parameters of the model, and </text:span><text:span text:style-name="T6"><draw:frame draw:style-name="fr1" draw:name="Object2" text:anchor-type="as-char" svg:y="-0.1484in" svg:width="0.2429in" svg:height="0.2091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"><text:s/>is the time series generated </text:span><text:span text:style-name="T4">by the model</text:span><text:span text:style-name="T6">; see </text:span><text:a xlink:type="simple" xlink:href="https://en.wikipedia.org/wiki/Autoregressive–moving-average_model#Moving-average_model" text:style-name="Internet_20_link" text:visited-style-name="Visited_20_Internet_20_Link"><text:span text:style-name="T6">Wikipedia</text:span></text:a><text:span text:style-name="T6">.</text:span></text:p>
      <text:p text:style-name="P5">To specify the model, we also need to specify the parameters of the innovations <draw:frame draw:style-name="fr1" draw:name="Object3" text:anchor-type="as-char" svg:y="-0.0854in" svg:width="0.1866in" svg:height="0.145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. <text:s/>Usually they are taken to be independently normally distributed <text:span text:style-name="T4">with zero mean</text:span>, and their standard deviation <draw:frame draw:style-name="fr1" draw:name="Object6" text:anchor-type="as-char" svg:y="-0.089in" svg:width="0.1898in" svg:height="0.098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/>is another parameter of the model.</text:p>
      <text:p text:style-name="P53"><text:span text:style-name="T9">Thus, the parameters of the model are </text:span><text:span text:style-name="T9"><draw:frame draw:style-name="fr1" draw:name="Object90" text:anchor-type="as-char" svg:y="-0.1484in" svg:width="0.2465in" svg:height="0.2091in" draw:z-index="80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9">, </text:span><text:span text:style-name="T6">c, </text:span><text:span text:style-name="T6"><draw:frame draw:style-name="fr1" draw:name="Object9" text:anchor-type="as-char" svg:y="-0.1201in" svg:width="0.2165in" svg:height="0.1807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6"><text:s/></text:span><text:span text:style-name="T7">(</text:span><text:span text:style-name="T9">satisfying</text:span><text:span text:style-name="T6"><draw:frame draw:style-name="fr1" draw:name="Object10" text:anchor-type="as-char" svg:y="-0.1484in" svg:width="0.4846in" svg:height="0.2098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7">)</text:span><text:span text:style-name="T6"> </text:span><text:span text:style-name="T9">and</text:span><text:span text:style-name="T7"> </text:span><text:span text:style-name="T7"><draw:frame draw:style-name="fr1" draw:name="Object11" text:anchor-type="as-char" svg:y="-0.089in" svg:width="0.1898in" svg:height="0.098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7">.</text:span></text:p>
      <text:h text:style-name="P51" text:outline-level="1">ARIMA(0,1,1) model <text:span text:style-name="T55">in the matrix form</text:span></text:h>
      <text:p text:style-name="P54"><text:span text:style-name="T55">A</text:span><text:span text:style-name="T13"> time series </text:span><text:span text:style-name="T13"><draw:frame draw:style-name="fr1" draw:name="Object83" text:anchor-type="as-char" svg:y="-0.1484in" svg:width="1.0563in" svg:height="0.2091in" draw:z-index="77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13"><text:s/></text:span><text:span text:style-name="T55">is determined by </text:span><text:span text:style-name="T13">the </text:span><text:span text:style-name="T56">vector of the</text:span><text:span text:style-name="T13"> innovation values </text:span><text:span text:style-name="T13"><draw:frame draw:style-name="fr1" draw:name="Object91" text:anchor-type="as-char" svg:y="-0.152in" svg:width="1.4154in" svg:height="0.2134in" draw:z-index="81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3"><text:s/></text:span><text:span text:style-name="T55">by the following formulas.</text:span></text:p>
      <text:p text:style-name="P55"><text:span text:style-name="T56">The vector of the first</text:span><text:span text:style-name="T27"> differences </text:span><text:span text:style-name="T56"><draw:frame draw:style-name="fr1" draw:name="Object87" text:anchor-type="as-char" svg:y="-0.152in" svg:width="1.3673in" svg:height="0.2134in" draw:z-index="82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56"><text:s/>is found as</text:span></text:p>
      <text:p text:style-name="P55"><draw:frame draw:style-name="fr2" draw:name="Object93" text:anchor-type="as-char" svg:y="-0.172in" svg:width="0.9945in" svg:height="0.2075in" draw:z-index="84"><draw:object xlink:href="./Object 93" xlink:type="simple" xlink:show="embed" xlink:actuate="onLoad"/><draw:image xlink:href="./ObjectReplacements/Object 93" xlink:type="simple" xlink:show="embed" xlink:actuate="onLoad"/><svg:desc>formula</svg:desc></draw:frame></text:p>
      <text:p text:style-name="P56">where </text:p>
      <text:p text:style-name="P56"><text:soft-page-break/><draw:frame draw:style-name="fr2" draw:name="Object94" text:anchor-type="as-char" svg:y="-0.5118in" svg:width="1.728in" svg:height="0.9402in" draw:z-index="85"><draw:object xlink:href="./Object 94" xlink:type="simple" xlink:show="embed" xlink:actuate="onLoad"/><draw:image xlink:href="./ObjectReplacements/Object 94" xlink:type="simple" xlink:show="embed" xlink:actuate="onLoad"/><svg:desc>formula</svg:desc></draw:frame>, <text:span text:style-name="T57">the size of A is (n + 1) x (n + 2) </text:span><text:span text:style-name="T58">(n + 1 rows and n + 2 columns),</text:span></text:p>
      <text:p text:style-name="P56"><draw:frame draw:style-name="fr1" draw:name="Object92" text:anchor-type="as-char" svg:y="-0.1665in" svg:width="0.9929in" svg:height="0.2146in" draw:z-index="83"><draw:object xlink:href="./Object 92" xlink:type="simple" xlink:show="embed" xlink:actuate="onLoad"/><draw:image xlink:href="./ObjectReplacements/Object 92" xlink:type="simple" xlink:show="embed" xlink:actuate="onLoad"/><svg:desc>formula</svg:desc></draw:frame><text:s/>and the superscript T indicates matrix transpose.</text:p>
      <text:p text:style-name="P56"><draw:frame draw:style-name="fr1" draw:name="Object95" text:anchor-type="as-char" svg:y="-0.1484in" svg:width="0.2299in" svg:height="0.2091in" draw:z-index="86"><draw:object xlink:href="./Object 95" xlink:type="simple" xlink:show="embed" xlink:actuate="onLoad"/><draw:image xlink:href="./ObjectReplacements/Object 95" xlink:type="simple" xlink:show="embed" xlink:actuate="onLoad"/><svg:desc>formula</svg:desc></draw:frame><text:s/><text:span text:style-name="T59">are found then as the cumulative sums of </text:span><text:span text:style-name="T59"><draw:frame draw:style-name="fr1" draw:name="Object96" text:anchor-type="as-char" svg:y="-0.1484in" svg:width="0.2429in" svg:height="0.2091in" draw:z-index="87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59">, </text:span><text:span text:style-name="T59"><draw:frame draw:style-name="fr1" draw:name="Object97" text:anchor-type="as-char" svg:y="-0.1484in" svg:width="1.4839in" svg:height="0.2091in" draw:z-index="88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59">.</text:span></text:p>
      <text:p text:style-name="P55"><text:span text:style-name="T59">Note that </text:span><text:span text:style-name="T13">the innovation values </text:span><text:span text:style-name="T13"><draw:frame draw:style-name="fr1" draw:name="Object88" text:anchor-type="as-char" svg:y="-0.1484in" svg:width="1.0827in" svg:height="0.2091in" draw:z-index="78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3"><text:s/></text:span><text:span text:style-name="T59">that define </text:span><text:span text:style-name="T59"><draw:frame draw:style-name="fr1" draw:name="Object98" text:anchor-type="as-char" svg:y="-0.1484in" svg:width="1.0563in" svg:height="0.2091in" draw:z-index="89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59">,</text:span><text:span text:style-name="T12"> are not unique.</text:span></text:p>
      <text:h text:style-name="P45" text:outline-level="1">Maximal likelihood estimation of the parameters</text:h>
      <text:p text:style-name="P10"><text:span text:style-name="T7">Given a finite time series</text:span><text:span text:style-name="T2"> </text:span><text:span text:style-name="T6"><draw:frame draw:style-name="fr1" draw:name="Object12" text:anchor-type="as-char" svg:y="-0.1484in" svg:width="0.2429in" svg:height="0.2091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7">, we can ask, </text:span><text:span text:style-name="T10">what are the values of the parameters </text:span><text:span text:style-name="T6">c, </text:span><text:span text:style-name="T6"><draw:frame draw:style-name="fr1" draw:name="Object14" text:anchor-type="as-char" svg:y="-0.1201in" svg:width="0.2165in" svg:height="0.1807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6"><text:s/></text:span><text:span text:style-name="T9">and</text:span><text:span text:style-name="T7"> </text:span><text:span text:style-name="T7"><draw:frame draw:style-name="fr1" draw:name="Object16" text:anchor-type="as-char" svg:y="-0.089in" svg:width="0.1898in" svg:height="0.0984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0"><text:s/>that generate such series with the maximal likelihood; the likelihood is defined as the probability density of generating </text:span><text:span text:style-name="T6"><draw:frame draw:style-name="fr1" draw:name="Object15" text:anchor-type="as-char" svg:y="-0.1484in" svg:width="0.2429in" svg:height="0.2091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6"><text:s/></text:span><text:span text:style-name="T10">with the specified values of the parameters.</text:span></text:p>
      <text:p text:style-name="P10"><text:span text:style-name="T7">While the given series is finite, we are </text:span><text:span text:style-name="T11">considering the probability density of it being generated as</text:span><text:span text:style-name="T7"> a part of an infinite series generated by this model.</text:span></text:p>
      <text:h text:style-name="P46" text:outline-level="1"><text:span text:style-name="T15">The </text:span><text:span text:style-name="T16">covariance</text:span><text:span text:style-name="T15"> matrix</text:span></text:h>
      <text:p text:style-name="P11">The model MA(1) implies that the vector <draw:frame draw:style-name="fr1" draw:name="Object21" text:anchor-type="as-char" svg:y="-0.152in" svg:width="1.3673in" svg:height="0.2134in" draw:z-index="90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13"><text:s/></text:span>is normally distributed with the center <text:span text:style-name="T13"><draw:frame draw:style-name="fr1" draw:name="Object22" text:anchor-type="as-char" svg:y="-0.1665in" svg:width="1.1319in" svg:height="0.2146in" draw:z-index="17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3"><text:s/></text:span>and the following covariance matrix:</text:p>
      <text:p text:style-name="P11"><draw:frame draw:style-name="fr1" draw:name="Object23" text:anchor-type="as-char" svg:y="-0.172in" svg:width="2.8228in" svg:height="0.2327in" draw:z-index="18"><draw:object xlink:href="./Object 23" xlink:type="simple" xlink:show="embed" xlink:actuate="onLoad"/><draw:image xlink:href="./ObjectReplacements/Object 23" xlink:type="simple" xlink:show="embed" xlink:actuate="onLoad"/><svg:desc>formula</svg:desc></draw:frame>,</text:p>
      <text:p text:style-name="P11"><text:s/><draw:frame draw:style-name="fr1" draw:name="Object24" text:anchor-type="as-char" svg:y="-0.172in" svg:width="5.4925in" svg:height="0.2327in" draw:z-index="19"><draw:object xlink:href="./Object 24" xlink:type="simple" xlink:show="embed" xlink:actuate="onLoad"/><draw:image xlink:href="./ObjectReplacements/Object 24" xlink:type="simple" xlink:show="embed" xlink:actuate="onLoad"/><svg:desc>formula</svg:desc></draw:frame>,</text:p>
      <text:p text:style-name="P11"><text:s/><draw:frame draw:style-name="fr1" draw:name="Object25" text:anchor-type="as-char" svg:y="-0.152in" svg:width="1.6398in" svg:height="0.228in" draw:z-index="20"><draw:object xlink:href="./Object 25" xlink:type="simple" xlink:show="embed" xlink:actuate="onLoad"/><draw:image xlink:href="./ObjectReplacements/Object 25" xlink:type="simple" xlink:show="embed" xlink:actuate="onLoad"/><svg:desc>formula</svg:desc></draw:frame><text:s/><text:span text:style-name="T15">in all other cases,</text:span></text:p>
      <text:p text:style-name="P11"><draw:frame draw:style-name="fr1" draw:name="Object26" text:anchor-type="as-char" svg:y="-0.5626in" svg:width="2.3728in" svg:height="1.0181in" draw:z-index="21"><draw:object xlink:href="./Object 26" xlink:type="simple" xlink:show="embed" xlink:actuate="onLoad"/><draw:image xlink:href="./ObjectReplacements/Object 26" xlink:type="simple" xlink:show="embed" xlink:actuate="onLoad"/><svg:desc>formula</svg:desc></draw:frame>.</text:p>
      <text:h text:style-name="P47" text:outline-level="1">The likelihood</text:h>
      <text:p text:style-name="P15">The probability density of <draw:frame draw:style-name="fr1" draw:name="Object27" text:anchor-type="as-char" svg:y="-0.152in" svg:width="1.3673in" svg:height="0.2134in" draw:z-index="22"><draw:object xlink:href="./Object 27" xlink:type="simple" xlink:show="embed" xlink:actuate="onLoad"/><draw:image xlink:href="./ObjectReplacements/Object 27" xlink:type="simple" xlink:show="embed" xlink:actuate="onLoad"/><svg:desc>formula</svg:desc></draw:frame><text:s/>is given by </text:p>
      <text:p text:style-name="P15"><draw:frame draw:style-name="fr1" draw:name="Object28" text:anchor-type="as-char" svg:y="-0.4929in" svg:width="4.2902in" svg:height="0.6937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text:span text:style-name="T61">.</text:span></text:p>
      <text:p text:style-name="P16">It follows that maximal likelihood is equivalent to minimization of the loss which is the log-likelihood <text:span text:style-name="T32">multiplied by (-2)</text:span>, up to a<text:span text:style-name="T32">n additive constant</text:span>:</text:p>
      <text:p text:style-name="P16"><draw:frame draw:style-name="fr1" draw:name="Object30" text:anchor-type="as-char" svg:y="-0.1957in" svg:width="3.0429in" svg:height="0.2429in" draw:z-index="23"><draw:object xlink:href="./Object 30" xlink:type="simple" xlink:show="embed" xlink:actuate="onLoad"/><draw:image xlink:href="./ObjectReplacements/Object 30" xlink:type="simple" xlink:show="embed" xlink:actuate="onLoad"/><svg:desc>formula</svg:desc></draw:frame>.</text:p>
      <text:p text:style-name="P31"><text:soft-page-break/>This loss is minimized with respect to the parameters <text:span text:style-name="T6">c, </text:span><text:span text:style-name="T6"><draw:frame draw:style-name="fr1" draw:name="Object45" text:anchor-type="as-char" svg:y="-0.1201in" svg:width="0.2165in" svg:height="0.1807in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6"><text:s/></text:span><text:span text:style-name="T7">(</text:span><text:span text:style-name="T9">satisfying</text:span><text:span text:style-name="T6"><draw:frame draw:style-name="fr1" draw:name="Object46" text:anchor-type="as-char" svg:y="-0.1484in" svg:width="0.4846in" svg:height="0.2098in" draw:z-index="54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7">)</text:span><text:span text:style-name="T6"> </text:span><text:span text:style-name="T9">and</text:span><text:span text:style-name="T7"> </text:span><text:span text:style-name="T7"><draw:frame draw:style-name="fr1" draw:name="Object47" text:anchor-type="as-char" svg:y="-0.089in" svg:width="0.1898in" svg:height="0.0984in" draw:z-index="55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7">.</text:span></text:p>
      <text:h text:style-name="P48" text:outline-level="1">On estimating the constant c</text:h>
      <text:p text:style-name="P17"><text:span text:style-name="T17">A recent reference </text:span><text:a xlink:type="simple" xlink:href="http://www.phdeconomics.sssup.it/documents/Lesson12.pdf" text:style-name="Internet_20_link" text:visited-style-name="Visited_20_Internet_20_Link"><text:span text:style-name="T17">Umberto Triacca</text:span></text:a> <text:span text:style-name="T17">suggests </text:span><text:span text:style-name="T25">in the context of maximal likelihood</text:span><text:span text:style-name="T60"> to</text:span><text:span text:style-name="T17"> estimat</text:span><text:span text:style-name="T60">e</text:span><text:span text:style-name="T17"> c as the expectation of X: </text:span><text:span text:style-name="T17"><draw:frame draw:style-name="fr1" draw:name="Object31" text:anchor-type="as-char" svg:y="-0.2807in" svg:width="1.3252in" svg:height="0.4484in" draw:z-index="24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7"><text:s/>where </text:span><text:span text:style-name="T17"><draw:frame draw:style-name="fr1" draw:name="Object32" text:anchor-type="as-char" svg:y="-0.172in" svg:width="0.4339in" svg:height="0.2075in" draw:z-index="25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7"><text:s/>is the (dot) product of X with the vector </text:span><text:span text:style-name="T17"><draw:frame draw:style-name="fr1" draw:name="Object33" text:anchor-type="as-char" svg:y="-0.1665in" svg:width="0.1618in" svg:height="0.2028in" draw:z-index="26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7">.</text:span></text:p>
      <text:p text:style-name="P22">The logic behind this suggestion is clear: c is the expectation of the process that yields X, and we can estimate it in this way.</text:p>
      <text:p text:style-name="P22">However, this estimation may be different from the estimation by the maximal likelihood principle <text:span text:style-name="T33">(by minimizing the loss as above)</text:span>, as follows.</text:p>
      <text:p text:style-name="P23"><text:span text:style-name="T19">M</text:span><text:span text:style-name="T18">inimizing the </text:span><text:span text:style-name="T19">above</text:span><text:span text:style-name="T18"> loss with respect to only c yields the equation</text:span></text:p>
      <text:p text:style-name="P18"><draw:frame draw:style-name="fr1" draw:name="Object34" text:anchor-type="as-char" svg:y="-0.1957in" svg:width="2.8256in" svg:height="0.2425in" draw:z-index="28"><draw:object xlink:href="./Object 34" xlink:type="simple" xlink:show="embed" xlink:actuate="onLoad"/><draw:image xlink:href="./ObjectReplacements/Object 34" xlink:type="simple" xlink:show="embed" xlink:actuate="onLoad"/><svg:desc>formula</svg:desc></draw:frame>,</text:p>
      <text:p text:style-name="P18"><draw:frame draw:style-name="fr1" draw:name="Object35" text:anchor-type="as-char" svg:y="-0.2681in" svg:width="1.0484in" svg:height="0.4402in" draw:z-index="2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9">One can see that for large n (large <text:span text:style-name="T64">being understood</text:span> in comparison with <draw:frame draw:style-name="fr1" draw:name="Object36" text:anchor-type="as-char" svg:y="-0.2689in" svg:width="0.4465in" svg:height="0.4138in" draw:z-index="30"><draw:object xlink:href="./Object 36" xlink:type="simple" xlink:show="embed" xlink:actuate="onLoad"/><draw:image xlink:href="./ObjectReplacements/Object 36" xlink:type="simple" xlink:show="embed" xlink:actuate="onLoad"/><svg:desc>formula</svg:desc></draw:frame>) this value of c is close to <draw:frame draw:style-name="fr1" draw:name="Object37" text:anchor-type="as-char" svg:y="-0.2681in" svg:width="0.4665in" svg:height="0.4165in" draw:z-index="31"><draw:object xlink:href="./Object 37" xlink:type="simple" xlink:show="embed" xlink:actuate="onLoad"/><draw:image xlink:href="./ObjectReplacements/Object 37" xlink:type="simple" xlink:show="embed" xlink:actuate="onLoad"/><svg:desc>formula</svg:desc></draw:frame>.</text:p>
      <text:p text:style-name="P32"><text:span text:style-name="T34">Indeed, the matrix Cov is </text:span><text:a xlink:type="simple" xlink:href="https://en.wikipedia.org/wiki/Toeplitz_matrix" text:style-name="Internet_20_link" text:visited-style-name="Visited_20_Internet_20_Link"><text:span text:style-name="T34">Toeplitz</text:span></text:a><text:span text:style-name="T34">; it is the matrix of a discrete convolution with a kernel of size 3. <text:s/>Hence, its inverse is also Toeplitz, the matrix of a discrete convolution with a kernel </text:span><text:span text:style-name="T35">K </text:span><text:span text:style-name="T34">of large size whose elements decrease away from </text:span><text:span text:style-name="T36">its</text:span><text:span text:style-name="T34"> center. <text:s/></text:span><text:span text:style-name="T35">The denominator </text:span><text:span text:style-name="T35"><draw:frame draw:style-name="fr1" draw:name="Object38" text:anchor-type="as-char" svg:y="-0.172in" svg:width="0.7465in" svg:height="0.2075in" draw:z-index="32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35"><text:s/>is approximately </text:span><text:span text:style-name="T37">(</text:span><text:span text:style-name="T35">n </text:span><text:span text:style-name="T37">+ 1)</text:span><text:span text:style-name="T35"> times the sum of the elements of this kernel while the numerator </text:span><text:span text:style-name="T35"><draw:frame draw:style-name="fr1" draw:name="Object39" text:anchor-type="as-char" svg:y="-0.172in" svg:width="0.7925in" svg:height="0.2075in" draw:z-index="33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35"><text:s/>is obtained by first applying the convolution with K to X – replacing each </text:span><text:span text:style-name="T35"><draw:frame draw:style-name="fr1" draw:name="Object40" text:anchor-type="as-char" svg:y="-0.1484in" svg:width="0.2429in" svg:height="0.2091in" draw:z-index="3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35"><text:s/>with a linear combination of nearby elements – and then taking the sum of all elements of the result. <text:s/>If n is much larger than the size of the essential support of K (of the region where the elements of K are not negligible) then </text:span><text:span text:style-name="T35"><draw:frame draw:style-name="fr1" draw:name="Object41" text:anchor-type="as-char" svg:y="-0.172in" svg:width="0.7925in" svg:height="0.2075in" draw:z-index="35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35"><text:s/></text:span><text:span text:style-name="T37">is approximately the product of the sum of the elements of X </text:span><text:span text:style-name="T38">(this is </text:span><text:span text:style-name="T38"><draw:frame draw:style-name="fr1" draw:name="Object48" text:anchor-type="as-char" svg:y="-0.172in" svg:width="0.4339in" svg:height="0.2075in" draw:z-index="57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38">)</text:span><text:span text:style-name="T37"> and the sum of the elements of the kernel, and the ratio </text:span><text:span text:style-name="T37"><draw:frame draw:style-name="fr1" draw:name="Object42" text:anchor-type="as-char" svg:y="-0.2681in" svg:width="1.0484in" svg:height="0.4402in" draw:z-index="36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37"><text:s/>is close to </text:span><text:span text:style-name="T37"><draw:frame draw:style-name="fr1" draw:name="Object43" text:anchor-type="as-char" svg:y="-0.2681in" svg:width="0.4665in" svg:height="0.4165in" draw:z-index="37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37">.</text:span></text:p>
      <text:p text:style-name="P20">However, when n is not so large, there could be a difference.</text:p>
      <text:h text:style-name="P49" text:outline-level="1">Probability of observing a time series</text:h>
      <text:p text:style-name="P34">We may ask, what is the probability of observing a specific time series <draw:frame draw:style-name="fr1" draw:name="Object58" text:anchor-type="as-char" svg:y="-0.1484in" svg:width="1.0563in" svg:height="0.2091in" draw:z-index="59"><draw:object xlink:href="./Object 58" xlink:type="simple" xlink:show="embed" xlink:actuate="onLoad"/><draw:image xlink:href="./ObjectReplacements/Object 58" xlink:type="simple" xlink:show="embed" xlink:actuate="onLoad"/><svg:desc>formula</svg:desc></draw:frame><text:s/>under an ARIMA(0,1,1) model with specific values of the parameters.</text:p>
      <text:p text:style-name="P34">The precise answer to this question is 0, since the probability distribution is continuous.</text:p>
      <text:p text:style-name="P34">We can modify the question and ask for the value of the <text:span text:style-name="T21">probability distribution</text:span>; it is given by the above formulas.</text:p>
      <text:p text:style-name="P34">However, the original question on the <text:span text:style-name="T21">probability</text:span> has informal answers, as follows.</text:p>
      <text:p text:style-name="P52"><text:soft-page-break/>The probability is a measure how probable or improbable certain values of the random variables are.</text:p>
      <text:p text:style-name="P41"><text:span text:style-name="T43">For the univariate normal distribution </text:span><text:span text:style-name="T44">centered at zero</text:span><text:span text:style-name="T43">, </text:span><text:span text:style-name="T51">the </text:span><text:span text:style-name="T43">probable values </text:span><text:span text:style-name="T51">of</text:span><text:span text:style-name="T43"> </text:span><text:span text:style-name="T44">x</text:span><text:span text:style-name="T43"> are those close to </text:span><text:span text:style-name="T44">zero</text:span><text:span text:style-name="T43">, and </text:span><text:span text:style-name="T51">the</text:span><text:span text:style-name="T43"> improbable ones </text:span><text:span text:style-name="T44">satisfy </text:span><text:span text:style-name="T44"><draw:frame draw:style-name="fr1" draw:name="Object53" text:anchor-type="as-char" svg:y="-0.1484in" svg:width="0.5547in" svg:height="0.1846in" draw:z-index="60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44"><text:s/>where </text:span><text:span text:style-name="T44"><draw:frame draw:style-name="fr1" draw:name="Object54" text:anchor-type="as-char" svg:y="-0.089in" svg:width="0.1898in" svg:height="0.0984in" draw:z-index="61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43"><text:s/></text:span><text:span text:style-name="T44">is</text:span><text:span text:style-name="T43"> the standard deviation. <text:s/></text:span><text:span text:style-name="T44">The measure of this for a given value </text:span><text:span text:style-name="T44"><draw:frame draw:style-name="fr1" draw:name="Object56" text:anchor-type="as-char" svg:y="-0.1484in" svg:width="0.222in" svg:height="0.2091in" draw:z-index="62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44"><text:s/>is</text:span></text:p>
      <text:p text:style-name="P41"><text:span text:style-name="T44"><draw:frame draw:style-name="fr1" draw:name="Object55" text:anchor-type="as-char" svg:y="-0.1602in" svg:width="0.9429in" svg:height="0.2327in" draw:z-index="63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44">.</text:span></text:p>
      <text:p text:style-name="P41"><text:span text:style-name="T44">This is related to the notion of </text:span><text:span text:style-name="T22">confidence interval</text:span><text:span text:style-name="T44">.</text:span></text:p>
      <text:p text:style-name="P43"><text:span text:style-name="T45">For the multivariate normal distribution that defines ARIMA(0,1,1), </text:span><text:span text:style-name="T52">the </text:span><text:span text:style-name="T46">probable values are those which can be generated by probable values of innovations, and the improbable ones are those that can be generated </text:span><text:span text:style-name="T23">only</text:span><text:span text:style-name="T46"> by improbable values of innovations. <text:s/></text:span><text:span text:style-name="T47">A simple way to </text:span><text:span text:style-name="T52">decide</text:span><text:span text:style-name="T47"> which values are more probable or less probable, is to compare the</text:span><text:span text:style-name="T52">ir</text:span><text:span text:style-name="T47"> probability densities.</text:span></text:p>
      <text:p text:style-name="P42"><text:span text:style-name="T47">Thus, for the </text:span><text:span text:style-name="T24">informal</text:span><text:span text:style-name="T47"> probability of the time series </text:span><text:span text:style-name="T47"><draw:frame draw:style-name="fr1" draw:name="Object57" text:anchor-type="as-char" svg:y="-0.1598in" svg:width="1.398in" svg:height="0.2311in" draw:z-index="64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47"><text:s/>we can take the probability</text:span></text:p>
      <text:p text:style-name="P42"><draw:frame draw:style-name="fr1" draw:name="Object78" text:anchor-type="as-char" svg:y="-0.1902in" svg:width="4.4083in" svg:height="0.2484in" draw:z-index="65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35"><draw:frame draw:style-name="fr1" draw:name="Object80" text:anchor-type="as-char" svg:y="-0.2083in" svg:width="4.1508in" svg:height="0.2681in" draw:z-index="66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P39"><text:span text:style-name="T48">Here the probability is taken with respect to the multivariate normal distribution with the covariance matrix Cov; making a linear coordinate change </text:span><text:span text:style-name="T53">from X’</text:span><text:span text:style-name="T48"> to</text:span><text:span text:style-name="T54"> coordinates</text:span><text:span text:style-name="T48"> U </text:span><text:span text:style-name="T54">whose</text:span><text:span text:style-name="T48"> covariance matrix </text:span><text:span text:style-name="T54">is unity,</text:span><text:span text:style-name="T48"> shows that this probability is equal to </text:span></text:p>
      <text:p text:style-name="P36"><draw:frame draw:style-name="fr1" draw:name="Object81" text:anchor-type="as-char" svg:y="-0.1583in" svg:width="0.8634in" svg:height="0.2043in" draw:z-index="67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36"><text:span text:style-name="T49">where </text:span><draw:frame draw:style-name="fr1" draw:name="Object82" text:anchor-type="as-char" svg:y="-0.2138in" svg:width="1.972in" svg:height="0.2602in" draw:z-index="68"><draw:object xlink:href="./Object 82" xlink:type="simple" xlink:show="embed" xlink:actuate="onLoad"/><draw:image xlink:href="./ObjectReplacements/Object 82" xlink:type="simple" xlink:show="embed" xlink:actuate="onLoad"/><svg:desc>formula</svg:desc></draw:frame>.</text:p>
      <text:p text:style-name="P38">The probability <draw:frame draw:style-name="fr1" draw:name="Object79" text:anchor-type="as-char" svg:y="-0.1583in" svg:width="0.8634in" svg:height="0.2043in" draw:z-index="69"><draw:object xlink:href="./Object 79" xlink:type="simple" xlink:show="embed" xlink:actuate="onLoad"/><draw:image xlink:href="./ObjectReplacements/Object 79" xlink:type="simple" xlink:show="embed" xlink:actuate="onLoad"/><svg:desc>formula</svg:desc></draw:frame><text:s/>is the probability that a point lies outside the ball of radius r under the standard multivariate normal distribution of dimension n + 1. <text:s/>This probability can be found explicitly but the formula is complicated.</text:p>
      <text:p text:style-name="P37">Since we need an informal estimate, we replace the ball by the cube <draw:frame draw:style-name="fr1" draw:name="Object84" text:anchor-type="as-char" svg:y="-0.172in" svg:width="0.7161in" svg:height="0.2134in" draw:z-index="70"><draw:object xlink:href="./Object 84" xlink:type="simple" xlink:show="embed" xlink:actuate="onLoad"/><draw:image xlink:href="./ObjectReplacements/Object 84" xlink:type="simple" xlink:show="embed" xlink:actuate="onLoad"/><svg:desc>formula</svg:desc></draw:frame>; the probability that U is outside this cube, is</text:p>
      <text:p text:style-name="P37"><draw:frame draw:style-name="fr1" draw:name="Object85" text:anchor-type="as-char" svg:y="-0.1811in" svg:width="1.672in" svg:height="0.2398in" draw:z-index="71"><draw:object xlink:href="./Object 85" xlink:type="simple" xlink:show="embed" xlink:actuate="onLoad"/><draw:image xlink:href="./ObjectReplacements/Object 85" xlink:type="simple" xlink:show="embed" xlink:actuate="onLoad"/><svg:desc>formula</svg:desc></draw:frame></text:p>
      <text:p text:style-name="P40"><text:span text:style-name="T50">where </text:span><text:span text:style-name="T50"><draw:frame draw:style-name="fr1" draw:name="Object86" text:anchor-type="as-char" svg:y="-0.152in" svg:width="0.4236in" svg:height="0.2in" draw:z-index="72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50"><text:s/>is the </text:span><text:a xlink:type="simple" xlink:href="https://en.wikipedia.org/wiki/Normal_distribution#Cumulative_distribution_function" text:style-name="Internet_20_link" text:visited-style-name="Visited_20_Internet_20_Link"><text:span text:style-name="T50">Cumulative Normal Distribution function</text:span></text:a><text:span text:style-name="T50">. </text:span></text:p>
      <text:h text:style-name="P50" text:outline-level="1">Multiple pieces of a time series</text:h>
      <text:p text:style-name="P24">Suppose we are given a few <text:span text:style-name="T20">contiguous</text:span> time blocks of a time series, <text:span text:style-name="T20">say, </text:span><text:span text:style-name="T20"><draw:frame draw:style-name="fr1" draw:name="Object44" text:anchor-type="as-char" svg:y="-0.1484in" svg:width="2.8465in" svg:height="0.2236in" draw:z-index="38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20">.</text:span></text:p>
      <text:p text:style-name="P25">As in case of one time block, we want to <text:span text:style-name="T26">estimate the parameters of an </text:span><text:span text:style-name="T27">ARI</text:span><text:span text:style-name="T26">MA(</text:span><text:span text:style-name="T27">0,</text:span><text:span text:style-name="T26">1,</text:span><text:span text:style-name="T27">1</text:span><text:span text:style-name="T26">) <text:s/></text:span><text:span text:style-name="T27">model that generates the series containing these blocks.</text:span></text:p>
      <text:p text:style-name="P33">These parameters consist of the parameters of the MA(1) model, <text:span text:style-name="T6">c, </text:span><text:span text:style-name="T6"><draw:frame draw:style-name="fr1" draw:name="Object49" text:anchor-type="as-char" svg:y="-0.1201in" svg:width="0.2165in" svg:height="0.1807in" draw:z-index="73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6"><text:s/></text:span><text:span text:style-name="T7">(</text:span><text:span text:style-name="T9">satisfying</text:span><text:span text:style-name="T6"><draw:frame draw:style-name="fr1" draw:name="Object50" text:anchor-type="as-char" svg:y="-0.1484in" svg:width="0.4846in" svg:height="0.2098in" draw:z-index="74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7">)</text:span><text:span text:style-name="T6"> </text:span><text:span text:style-name="T9">and</text:span><text:span text:style-name="T7"> </text:span><text:span text:style-name="T7"><draw:frame draw:style-name="fr1" draw:name="Object51" text:anchor-type="as-char" svg:y="-0.089in" svg:width="0.1898in" svg:height="0.0984in" draw:z-index="75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7">, </text:span>and any one element <draw:frame draw:style-name="fr1" draw:name="Object52" text:anchor-type="as-char" svg:y="-0.1484in" svg:width="0.2299in" svg:height="0.2091in" draw:z-index="76"><draw:object xlink:href="./Object 52" xlink:type="simple" xlink:show="embed" xlink:actuate="onLoad"/><draw:image xlink:href="./ObjectReplacements/Object 52" xlink:type="simple" xlink:show="embed" xlink:actuate="onLoad"/><svg:desc>formula</svg:desc></draw:frame><text:s/>of the time series, <text:span text:style-name="T42">chosen in advance</text:span>.</text:p>
      <text:p text:style-name="P27"><text:soft-page-break/>When we take the differences of this series, we need to take the differences within the blocks and the differences between the blocks:</text:p>
      <text:p text:style-name="P27"><draw:frame draw:style-name="fr1" draw:name="Object62" text:anchor-type="as-char" svg:y="-0.1484in" svg:width="0.8728in" svg:height="0.2091in" draw:z-index="40"><draw:object xlink:href="./Object 62" xlink:type="simple" xlink:show="embed" xlink:actuate="onLoad"/><draw:image xlink:href="./ObjectReplacements/Object 62" xlink:type="simple" xlink:show="embed" xlink:actuate="onLoad"/><svg:desc>formula</svg:desc></draw:frame>, <text:span text:style-name="T20"><draw:frame draw:style-name="fr1" draw:name="Object63" text:anchor-type="as-char" svg:y="-0.1484in" svg:width="0.8689in" svg:height="0.2091in" draw:z-index="41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20">, …,</text:span><text:span text:style-name="T20"><draw:frame draw:style-name="fr1" draw:name="Object64" text:anchor-type="as-char" svg:y="-0.1484in" svg:width="1.0819in" svg:height="0.2236in" draw:z-index="42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20">, </text:span><text:span text:style-name="T20"><draw:frame draw:style-name="fr1" draw:name="Object65" text:anchor-type="as-char" svg:y="-0.1484in" svg:width="1.5083in" svg:height="0.2236in" draw:z-index="43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20">, </text:span><text:span text:style-name="T20"><draw:frame draw:style-name="fr1" draw:name="Object67" text:anchor-type="as-char" svg:y="-0.1484in" svg:width="1.0835in" svg:height="0.2236in" draw:z-index="49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20">, …, </text:span><text:span text:style-name="T20"><draw:frame draw:style-name="fr1" draw:name="Object66" text:anchor-type="as-char" svg:y="-0.1484in" svg:width="1.1256in" svg:height="0.2236in" draw:z-index="44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p>
      <text:p text:style-name="P28">We have </text:p>
      <text:p text:style-name="P25"><draw:frame draw:style-name="fr1" draw:name="Object68" text:anchor-type="as-char" svg:y="-0.1484in" svg:width="2.3256in" svg:height="0.2236in" draw:z-index="46"><draw:object xlink:href="./Object 68" xlink:type="simple" xlink:show="embed" xlink:actuate="onLoad"/><draw:image xlink:href="./ObjectReplacements/Object 68" xlink:type="simple" xlink:show="embed" xlink:actuate="onLoad"/><svg:desc>formula</svg:desc></draw:frame>.</text:p>
      <text:p text:style-name="P28">It follows that the vector <draw:frame draw:style-name="fr1" draw:name="Object69" text:anchor-type="as-char" svg:y="-0.152in" svg:width="2.6429in" svg:height="0.228in" draw:z-index="47"><draw:object xlink:href="./Object 69" xlink:type="simple" xlink:show="embed" xlink:actuate="onLoad"/><draw:image xlink:href="./ObjectReplacements/Object 69" xlink:type="simple" xlink:show="embed" xlink:actuate="onLoad"/><svg:desc>formula</svg:desc></draw:frame>is normally distributed.</text:p>
      <text:p text:style-name="P28">Its center is determined by the expectations</text:p>
      <text:p text:style-name="P28"><draw:frame draw:style-name="fr1" draw:name="Object72" text:anchor-type="as-char" svg:y="-0.152in" svg:width="0.7165in" svg:height="0.2134in" draw:z-index="50"><draw:object xlink:href="./Object 72" xlink:type="simple" xlink:show="embed" xlink:actuate="onLoad"/><draw:image xlink:href="./ObjectReplacements/Object 72" xlink:type="simple" xlink:show="embed" xlink:actuate="onLoad"/><svg:desc>formula</svg:desc></draw:frame><text:s/>for all t, and</text:p>
      <text:p text:style-name="P28"><draw:frame draw:style-name="fr1" draw:name="Object73" text:anchor-type="as-char" svg:y="-0.152in" svg:width="1.9575in" svg:height="0.228in" draw:z-index="52"><draw:object xlink:href="./Object 73" xlink:type="simple" xlink:show="embed" xlink:actuate="onLoad"/><draw:image xlink:href="./ObjectReplacements/Object 73" xlink:type="simple" xlink:show="embed" xlink:actuate="onLoad"/><svg:desc>formula</svg:desc></draw:frame><text:span text:style-name="T39">(similarly for the other gaps)</text:span>,</text:p>
      <text:p text:style-name="P29"><text:span text:style-name="T29">Its</text:span><text:span text:style-name="T28"> covariance matrix can be found </text:span><text:span text:style-name="T29">from the following equalities:</text:span></text:p>
      <text:p text:style-name="P2"/>
      <text:p text:style-name="P13"><draw:frame draw:style-name="fr1" draw:name="Object76" text:anchor-type="as-char" svg:y="-0.172in" svg:width="1.6508in" svg:height="0.2327in" draw:z-index="58"><draw:object xlink:href="./Object 76" xlink:type="simple" xlink:show="embed" xlink:actuate="onLoad"/><draw:image xlink:href="./ObjectReplacements/Object 76" xlink:type="simple" xlink:show="embed" xlink:actuate="onLoad"/><svg:desc>formula</svg:desc></draw:frame><text:span text:style-name="T30">and </text:span><text:s/><draw:frame draw:style-name="fr1" draw:name="Object75" text:anchor-type="as-char" svg:y="-0.172in" svg:width="1.9402in" svg:height="0.2327in" draw:z-index="56"><draw:object xlink:href="./Object 75" xlink:type="simple" xlink:show="embed" xlink:actuate="onLoad"/><draw:image xlink:href="./ObjectReplacements/Object 75" xlink:type="simple" xlink:show="embed" xlink:actuate="onLoad"/><svg:desc>formula</svg:desc></draw:frame><text:span text:style-name="T30">as before</text:span>,</text:p>
      <text:p text:style-name="P1"/>
      <text:p text:style-name="P12"><draw:frame draw:style-name="fr1" draw:name="Object71" text:anchor-type="as-char" svg:y="-0.1846in" svg:width="4.9075in" svg:height="0.2598in" draw:z-index="48"><draw:object xlink:href="./Object 71" xlink:type="simple" xlink:show="embed" xlink:actuate="onLoad"/><draw:image xlink:href="./ObjectReplacements/Object 71" xlink:type="simple" xlink:show="embed" xlink:actuate="onLoad"/><svg:desc>formula</svg:desc></draw:frame><text:s/><text:span text:style-name="T31">and similar</text:span><text:span text:style-name="T40">ly for the other gaps</text:span><text:span text:style-name="T31">,</text:span></text:p>
      <text:p text:style-name="P14"><text:s/><draw:frame draw:style-name="fr1" draw:name="Object70" text:anchor-type="as-char" svg:y="-0.172in" svg:width="3.1291in" svg:height="0.2472in" draw:z-index="53"><draw:object xlink:href="./Object 70" xlink:type="simple" xlink:show="embed" xlink:actuate="onLoad"/><draw:image xlink:href="./ObjectReplacements/Object 70" xlink:type="simple" xlink:show="embed" xlink:actuate="onLoad"/><svg:desc>formula</svg:desc></draw:frame><text:s/><text:span text:style-name="T31">and similar</text:span><text:span text:style-name="T40">ly for the other gaps</text:span><text:span text:style-name="T31">,</text:span></text:p>
      <text:p text:style-name="P26"><draw:frame draw:style-name="fr1" draw:name="Object74" text:anchor-type="as-char" svg:y="-0.172in" svg:width="3.1299in" svg:height="0.2472in" draw:z-index="51"><draw:object xlink:href="./Object 74" xlink:type="simple" xlink:show="embed" xlink:actuate="onLoad"/><draw:image xlink:href="./ObjectReplacements/Object 74" xlink:type="simple" xlink:show="embed" xlink:actuate="onLoad"/><svg:desc>formula</svg:desc></draw:frame><text:s/><text:span text:style-name="T31">and similar</text:span><text:span text:style-name="T40">ly for the other gaps, </text:span><text:span text:style-name="T62">with all </text:span><text:span text:style-name="T65">the</text:span><text:span text:style-name="T62"> other covariances being zero</text:span><text:span text:style-name="T31">.</text:span></text:p>
      <text:p text:style-name="P30">If we denote this covariance matrix by Cov, the above formulas for the probability density and for the loss remain valid.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15:01:10.723224477</meta:creation-date>
    <dc:date>2022-01-08T23:56:13.563785574</dc:date>
    <meta:editing-duration>PT19H33M37S</meta:editing-duration>
    <meta:editing-cycles>52</meta:editing-cycles>
    <meta:generator>LibreOffice/6.4.7.2$Linux_X86_64 LibreOffice_project/40$Build-2</meta:generator>
    <meta:document-statistic meta:table-count="0" meta:image-count="0" meta:object-count="91" meta:page-count="5" meta:paragraph-count="86" meta:word-count="1243" meta:character-count="7069" meta:non-whitespace-character-count="5841"/>
  </office:meta>
</office:document-meta>
</file>

<file path=Object 1/content.xml><?xml version="1.0" encoding="utf-8"?>
<math xmlns="http://www.w3.org/1998/Math/MathML" display="block">
  <semantics>
    <msub>
      <mi>ε</mi>
      <mi>t</mi>
    </msub>
    <annotation encoding="StarMath 5.0">%varepsilon _{t}</annotation>
  </semantics>
</math>
</file>

<file path=Object 10/content.xml><?xml version="1.0" encoding="utf-8"?>
<math xmlns="http://www.w3.org/1998/Math/MathML" display="block">
  <semantics>
    <mrow>
      <mrow>
        <mo fence="true" stretchy="true">|</mo>
        <mrow>
          <msub>
            <mi>θ</mi>
            <mn>1</mn>
          </msub>
        </mrow>
        <mo fence="true" stretchy="true">|</mo>
      </mrow>
      <mo stretchy="false">&lt;</mo>
      <mn>1</mn>
    </mrow>
    <annotation encoding="StarMath 5.0">abs%theta _{1}&lt;1</annotation>
  </semantics>
</math>
</file>

<file path=Object 11/content.xml><?xml version="1.0" encoding="utf-8"?>
<math xmlns="http://www.w3.org/1998/Math/MathML" display="block">
  <semantics>
    <mi>σ</mi>
    <annotation encoding="StarMath 5.0">%sigma </annotation>
  </semantics>
</math>
</file>

<file path=Object 12/content.xml><?xml version="1.0" encoding="utf-8"?>
<math xmlns="http://www.w3.org/1998/Math/MathML" display="block">
  <semantics>
    <msub>
      <mi>X</mi>
      <mi>t</mi>
    </msub>
    <annotation encoding="StarMath 5.0">X _{t}</annotation>
  </semantics>
</math>
</file>

<file path=Object 13/content.xml><?xml version="1.0" encoding="utf-8"?>
<math xmlns="http://www.w3.org/1998/Math/MathML" display="block">
  <semantics>
    <msub>
      <mi>X</mi>
      <mi>t</mi>
    </msub>
    <annotation encoding="StarMath 5.0">X _{t}</annotation>
  </semantics>
</math>
</file>

<file path=Object 14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15/content.xml><?xml version="1.0" encoding="utf-8"?>
<math xmlns="http://www.w3.org/1998/Math/MathML" display="block">
  <semantics>
    <msub>
      <mi>X</mi>
      <mi>t</mi>
    </msub>
    <annotation encoding="StarMath 5.0">X _{t}</annotation>
  </semantics>
</math>
</file>

<file path=Object 16/content.xml><?xml version="1.0" encoding="utf-8"?>
<math xmlns="http://www.w3.org/1998/Math/MathML" display="block">
  <semantics>
    <mi>σ</mi>
    <annotation encoding="StarMath 5.0">%sigma </annotation>
  </semantics>
</math>
</file>

<file path=Object 17/content.xml><?xml version="1.0" encoding="utf-8"?>
<math xmlns="http://www.w3.org/1998/Math/MathML" display="block">
  <semantics>
    <mrow>
      <msub>
        <mi>X</mi>
        <mn>0</mn>
      </msub>
      <mi>,</mi>
      <msub>
        <mi>X</mi>
        <mn>1</mn>
      </msub>
      <mi>,</mi>
      <mn>...</mn>
      <mi>,</mi>
      <msub>
        <mi>X</mi>
        <mi>n</mi>
      </msub>
    </mrow>
    <annotation encoding="StarMath 5.0">X_0,X_1,...,X_n</annotation>
  </semantics>
</math>
</file>

<file path=Object 18/content.xml><?xml version="1.0" encoding="utf-8"?>
<math xmlns="http://www.w3.org/1998/Math/MathML" display="block">
  <semantics>
    <mrow>
      <msub>
        <mi>ε</mi>
        <mrow>
          <mo stretchy="false">−</mo>
          <mn>1</mn>
        </mrow>
      </msub>
      <mi>,</mi>
      <msub>
        <mi>ε</mi>
        <mn>0</mn>
      </msub>
      <mi>,</mi>
      <msub>
        <mi>ε</mi>
        <mn>1</mn>
      </msub>
      <mi>,</mi>
      <mn>...</mn>
      <mi>,</mi>
      <msub>
        <mi>ε</mi>
        <mi>n</mi>
      </msub>
    </mrow>
    <annotation encoding="StarMath 5.0">%varepsilon_{-1},%varepsilon_0,%varepsilon_1,...,%varepsilon_n</annotation>
  </semantics>
</math>
</file>

<file path=Object 19/content.xml><?xml version="1.0" encoding="utf-8"?>
<math xmlns="http://www.w3.org/1998/Math/MathML" display="block">
  <semantics>
    <mrow>
      <msub>
        <mi>X</mi>
        <mn>0</mn>
      </msub>
      <mi>,</mi>
      <msub>
        <mi>X</mi>
        <mn>1</mn>
      </msub>
      <mi>,</mi>
      <mn>...</mn>
      <mi>,</mi>
      <msub>
        <mi>X</mi>
        <mi>n</mi>
      </msub>
    </mrow>
    <annotation encoding="StarMath 5.0">X_0,X_1,...,X_n</annotation>
  </semantics>
</math>
</file>

<file path=Object 2/content.xml><?xml version="1.0" encoding="utf-8"?>
<math xmlns="http://www.w3.org/1998/Math/MathML" display="block">
  <semantics>
    <mi>σ</mi>
    <annotation encoding="StarMath 5.0">%sigma </annotation>
  </semantics>
</math>
</file>

<file path=Object 20/content.xml><?xml version="1.0" encoding="utf-8"?>
<math xmlns="http://www.w3.org/1998/Math/MathML" display="block">
  <semantics>
    <mrow>
      <msub>
        <mi>ε</mi>
        <mrow>
          <mo stretchy="false">−</mo>
          <mn>1</mn>
        </mrow>
      </msub>
      <mi>,</mi>
      <msub>
        <mi>ε</mi>
        <mn>0</mn>
      </msub>
      <mi>,</mi>
      <msub>
        <mi>ε</mi>
        <mn>1</mn>
      </msub>
      <mi>,</mi>
      <mn>...</mn>
      <mi>,</mi>
      <msub>
        <mi>ε</mi>
        <mi>n</mi>
      </msub>
    </mrow>
    <annotation encoding="StarMath 5.0">%varepsilon_{-1},%varepsilon_0,%varepsilon_1,...,%varepsilon_n</annotation>
  </semantics>
</math>
</file>

<file path=Object 21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sub>
              <mi>X</mi>
              <mn>0</mn>
            </msub>
            <mi>,</mi>
            <msub>
              <mi>X</mi>
              <mn>1</mn>
            </msub>
            <mi>,</mi>
            <mn>...</mn>
            <mi>,</mi>
            <msub>
              <mi>X</mi>
              <mi>n</mi>
            </msub>
          </mrow>
        </mrow>
        <mo fence="true" stretchy="false">)</mo>
      </mrow>
    </mrow>
    <annotation encoding="StarMath 5.0">X=(X_0,X_1,...,X_n)</annotation>
  </semantics>
</math>
</file>

<file path=Object 22/content.xml><?xml version="1.0" encoding="utf-8"?>
<math xmlns="http://www.w3.org/1998/Math/MathML" display="block">
  <semantics>
    <mrow>
      <mrow>
        <mrow>
          <mo fence="true" stretchy="false">(</mo>
          <mrow>
            <mrow>
              <mi>c</mi>
              <mi>,</mi>
              <mi>c</mi>
              <mi>,</mi>
              <mn>...</mn>
              <mi>,</mi>
              <mi>c</mi>
            </mrow>
          </mrow>
          <mo fence="true" stretchy="false">)</mo>
        </mrow>
        <mo stretchy="false">=</mo>
        <mi>c</mi>
      </mrow>
      <mover accent="true">
        <mn>1</mn>
        <mo stretchy="true">^</mo>
      </mover>
    </mrow>
    <annotation encoding="StarMath 5.0">(c,c,...,c) = c widehat {1} </annotation>
  </semantics>
</math>
</file>

<file path=Object 23/content.xml><?xml version="1.0" encoding="utf-8"?>
<math xmlns="http://www.w3.org/1998/Math/MathML" display="block">
  <semantics>
    <mrow>
      <mi>E</mi>
      <mrow>
        <mrow>
          <mo fence="true" stretchy="false">(</mo>
          <mrow>
            <msup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−</mo>
                    <mi>c</mi>
                  </mrow>
                </mrow>
                <mo fence="true" stretchy="false">)</mo>
              </mrow>
              <mn>2</mn>
            </msup>
          </mrow>
          <mo fence="true" stretchy="false">)</mo>
        </mrow>
        <mo stretchy="false">=</mo>
        <mi>E</mi>
      </mrow>
      <mrow>
        <mrow>
          <mo fence="true" stretchy="false">(</mo>
          <mrow>
            <msup>
              <mrow>
                <mo fence="true" stretchy="false">(</mo>
                <mrow>
                  <mrow>
                    <mrow>
                      <msub>
                        <mi>ε</mi>
                        <mi>t</mi>
                      </msub>
                      <mo stretchy="false">+</mo>
                      <msub>
                        <mi>θ</mi>
                        <mn>1</mn>
                      </msub>
                    </mrow>
                    <msub>
                      <mi>ε</mi>
                      <mrow>
                        <mi>t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n>2</mn>
            </msup>
          </mrow>
          <mo fence="true" stretchy="false">)</mo>
        </mrow>
        <mo stretchy="false">=</mo>
        <mrow>
          <mo fence="true" stretchy="false">(</mo>
          <mrow>
            <mrow>
              <msubsup>
                <mi>θ</mi>
                <mn>1</mn>
                <mn>2</mn>
              </msubsup>
              <mo stretchy="false">+</mo>
              <mn>1</mn>
            </mrow>
          </mrow>
          <mo fence="true" stretchy="false">)</mo>
        </mrow>
      </mrow>
      <msup>
        <mi>σ</mi>
        <mn>2</mn>
      </msup>
    </mrow>
    <annotation encoding="StarMath 5.0">E(  (X_t-c)^{2} ) = E(  (%varepsilon _{t}+%theta _{1}%varepsilon _{t-1})^{2} )=( %theta _{1}^2+1  )%sigma^2 </annotation>
  </semantics>
</math>
</file>

<file path=Object 24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−</mo>
                    <mi>c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X</mi>
                      <mrow>
                        <mi>t</mi>
                        <mo stretchy="false">−</mo>
                        <mn>1</mn>
                      </mrow>
                    </msub>
                    <mo stretchy="false">−</mo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E</mi>
      </mrow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row>
                        <mi>t</mi>
                        <mo stretchy="false">−</mo>
                        <mn>1</mn>
                      </mrow>
                    </msub>
                    <mo stretchy="false">−</mo>
                    <mi>c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−</mo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E</mi>
      </mrow>
      <mrow>
        <mrow>
          <mo fence="true" stretchy="false">(</mo>
          <mrow>
            <mrow>
              <mrow>
                <mo fence="true" stretchy="false">(</mo>
                <mrow>
                  <mrow>
                    <mrow>
                      <msub>
                        <mi>ε</mi>
                        <mi>t</mi>
                      </msub>
                      <mo stretchy="false">+</mo>
                      <msub>
                        <mi>θ</mi>
                        <mn>1</mn>
                      </msub>
                    </mrow>
                    <msub>
                      <mi>ε</mi>
                      <mrow>
                        <mi>t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sub>
                        <mi>ε</mi>
                        <mrow>
                          <mi>t</mi>
                          <mo stretchy="false">−</mo>
                          <mn>1</mn>
                        </mrow>
                      </msub>
                      <mo stretchy="false">+</mo>
                      <msub>
                        <mi>θ</mi>
                        <mn>1</mn>
                      </msub>
                    </mrow>
                    <msub>
                      <mi>ε</mi>
                      <mrow>
                        <mi>t</mi>
                        <mo stretchy="false">−</mo>
                        <mn>2</mn>
                      </mrow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sub>
          <mi>θ</mi>
          <mn>1</mn>
        </msub>
      </mrow>
      <msup>
        <mi>σ</mi>
        <mn>2</mn>
      </msup>
    </mrow>
    <annotation encoding="StarMath 5.0">E(  (X_t-c) (X_{t-1}-c)) = E( (X_{t-1}-c) (X_t-c) ) = E(  (%varepsilon _{t}+%theta _{1}%varepsilon _{t-1}) (%varepsilon _{t-1}+%theta _{1}%varepsilon _{t-2}) )= %theta _{1} %sigma^2 </annotation>
  </semantics>
</math>
</file>

<file path=Object 25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sub>
                        <mi>t</mi>
                        <mn>1</mn>
                      </msub>
                    </msub>
                    <mo stretchy="false">−</mo>
                    <mi>c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X</mi>
                      <msub>
                        <mi>t</mi>
                        <mn>2</mn>
                      </msub>
                    </msub>
                    <mo stretchy="false">−</mo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n>0</mn>
      </mrow>
    </mrow>
    <annotation encoding="StarMath 5.0">E(  (X_{t_1}-c) (X_{t_2}-c)) = 0</annotation>
  </semantics>
</math>
</file>

<file path=Object 26/content.xml><?xml version="1.0" encoding="utf-8"?>
<math xmlns="http://www.w3.org/1998/Math/MathML" display="block">
  <semantics>
    <mrow>
      <mrow>
        <mi mathvariant="italic">Cov</mi>
        <mo stretchy="false">=</mo>
        <msup>
          <mi>σ</mi>
          <mn>2</mn>
        </msup>
      </mrow>
      <mrow>
        <mo fence="true" stretchy="true">(</mo>
        <mrow>
          <mtable>
            <mtr>
              <mtd>
                <mrow>
                  <msubsup>
                    <mi>θ</mi>
                    <mn>1</mn>
                    <mn>2</mn>
                  </msubsup>
                  <mo stretchy="false">+</mo>
                  <mn>1</mn>
                </mrow>
              </mtd>
              <mtd>
                <msub>
                  <mi>θ</mi>
                  <mn>1</mn>
                </msub>
              </mtd>
              <mtd>
                <mn>0</mn>
              </mtd>
              <mtd>
                <mn>...</mn>
              </mtd>
            </mtr>
            <mtr>
              <mtd>
                <msub>
                  <mi>θ</mi>
                  <mn>1</mn>
                </msub>
              </mtd>
              <mtd>
                <mrow>
                  <msubsup>
                    <mi>θ</mi>
                    <mn>1</mn>
                    <mn>2</mn>
                  </msubsup>
                  <mo stretchy="false">+</mo>
                  <mn>1</mn>
                </mrow>
              </mtd>
              <mtd>
                <msub>
                  <mi>θ</mi>
                  <mn>1</mn>
                </msub>
              </mtd>
              <mtd>
                <mn>...</mn>
              </mtd>
            </mtr>
            <mtr>
              <mtd>
                <mn>0</mn>
              </mtd>
              <mtd>
                <msub>
                  <mi>θ</mi>
                  <mn>1</mn>
                </msub>
              </mtd>
              <mtd>
                <mrow>
                  <msubsup>
                    <mi>θ</mi>
                    <mn>1</mn>
                    <mn>2</mn>
                  </msubsup>
                  <mo stretchy="false">+</mo>
                  <mn>1</mn>
                </mrow>
              </mtd>
              <mtd>
                <mn>...</mn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</mtable>
        </mrow>
        <mo fence="true" stretchy="true">)</mo>
      </mrow>
    </mrow>
    <annotation encoding="StarMath 5.0">Cov= %sigma^2  left( { matrix{ %theta _1^2 + 1 # %theta _1 # 0  # ... ##  %theta _1 # %theta _1^2 + 1  # %theta _1 # ... ##  0 # %theta _1 # %theta _1^2 + 1 #  ... ## ... # ... # ... # ...} } right)</annotation>
  </semantics>
</math>
</file>

<file path=Object 27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sub>
              <mi>X</mi>
              <mn>0</mn>
            </msub>
            <mi>,</mi>
            <msub>
              <mi>X</mi>
              <mn>1</mn>
            </msub>
            <mi>,</mi>
            <mn>...</mn>
            <mi>,</mi>
            <msub>
              <mi>X</mi>
              <mi>n</mi>
            </msub>
          </mrow>
        </mrow>
        <mo fence="true" stretchy="false">)</mo>
      </mrow>
    </mrow>
    <annotation encoding="StarMath 5.0">X=(X_0,X_1,...,X_n)</annotation>
  </semantics>
</math>
</file>

<file path=Object 28/content.xml><?xml version="1.0" encoding="utf-8"?>
<math xmlns="http://www.w3.org/1998/Math/MathML" display="block">
  <semantics>
    <mrow>
      <mi mathvariant="italic">NormDensity</mi>
      <mrow>
        <mrow>
          <mo fence="true" stretchy="true">(</mo>
          <mrow>
            <mrow>
              <mrow>
                <mi>X</mi>
                <mo stretchy="false">−</mo>
                <mi>c</mi>
              </mrow>
              <mover accent="true">
                <mn>1</mn>
                <mo stretchy="true">^</mo>
              </mover>
              <mi>;</mi>
              <mi mathvariant="italic">Cov</mi>
            </mrow>
          </mrow>
          <mo fence="true" stretchy="tru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row>
                    <mo fence="true" stretchy="true">(</mo>
                    <mrow>
                      <mrow>
                        <mrow>
                          <mi>X</mi>
                          <mo stretchy="false">−</mo>
                          <mi>c</mi>
                        </mrow>
                        <mover accent="true">
                          <mn>1</mn>
                          <mo stretchy="true">^</mo>
                        </mover>
                      </mrow>
                    </mrow>
                    <mo fence="true" stretchy="true">)</mo>
                  </mrow>
                  <msup>
                    <mi mathvariant="italic">Cov</mi>
                    <mrow>
                      <mo stretchy="false">−</mo>
                      <mn>1</mn>
                    </mrow>
                  </msup>
                  <msup>
                    <mrow>
                      <mo fence="true" stretchy="true">(</mo>
                      <mrow>
                        <mrow>
                          <mrow>
                            <mi>X</mi>
                            <mo stretchy="false">−</mo>
                            <mi>c</mi>
                          </mrow>
                          <mover accent="true">
                            <mn>1</mn>
                            <mo stretchy="true">^</mo>
                          </mover>
                        </mrow>
                      </mrow>
                      <mo fence="true" stretchy="true">)</mo>
                    </mrow>
                    <mi>T</mi>
                  </msup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row>
                  <mi>n</mi>
                  <mo stretchy="false">+</mo>
                  <mn>1</mn>
                </mrow>
              </msup>
              <mi mathvariant="italic">det</mi>
              <mrow>
                <mo fence="true" stretchy="false">(</mo>
                <mrow>
                  <mi mathvariant="italic">Cov</mi>
                </mrow>
                <mo fence="true" stretchy="false">)</mo>
              </mrow>
            </mrow>
          </msqrt>
        </mfrac>
      </mrow>
    </mrow>
    <annotation encoding="StarMath 5.0">NormDensity left( X-c widehat {1} ; Cov right) =
{exp left(- {1 over 2}left(X-c widehat {1} right) Cov^{-1} left(X-c widehat {1} right)^{T} right)} over {SQRT {(2 %pi )^{n+1} det (Cov)}} </annotation>
  </semantics>
</math>
</file>

<file path=Object 29/content.xml><?xml version="1.0" encoding="utf-8"?>
<math xmlns="http://www.w3.org/1998/Math/MathML" display="block">
  <semantics>
    <mrow>
      <mover accent="true">
        <mn>1</mn>
        <mo stretchy="true">^</mo>
      </mover>
      <mo stretchy="false">=</mo>
      <mrow>
        <mo fence="true" stretchy="false">(</mo>
        <mrow>
          <mrow>
            <mn>1,1</mn>
            <mi>,</mi>
            <mn>...</mn>
            <mi>,</mi>
            <mn>1</mn>
          </mrow>
        </mrow>
        <mo fence="true" stretchy="false">)</mo>
      </mrow>
    </mrow>
    <annotation encoding="StarMath 5.0">widehat {1} =(1,1,...,1)</annotation>
  </semantics>
</math>
</file>

<file path=Object 3/content.xml><?xml version="1.0" encoding="utf-8"?>
<math xmlns="http://www.w3.org/1998/Math/MathML" display="block">
  <semantics>
    <mrow>
      <mrow>
        <msub>
          <mi>X</mi>
          <mi>t</mi>
        </msub>
        <mo stretchy="false">=</mo>
        <mrow>
          <mi>c</mi>
          <mo stretchy="false">+</mo>
          <msub>
            <mi>ε</mi>
            <mi>t</mi>
          </msub>
          <mo stretchy="false">+</mo>
          <msub>
            <mi>θ</mi>
            <mn>1</mn>
          </msub>
        </mrow>
      </mrow>
      <msub>
        <mi>ε</mi>
        <mrow>
          <mi>t</mi>
          <mo stretchy="false">−</mo>
          <mn>1</mn>
        </mrow>
      </msub>
    </mrow>
    <annotation encoding="StarMath 5.0">X_{t}=c+%varepsilon _{t}+%theta _{1}%varepsilon _{t-1}</annotation>
  </semantics>
</math>
</file>

<file path=Object 30/content.xml><?xml version="1.0" encoding="utf-8"?>
<math xmlns="http://www.w3.org/1998/Math/MathML" display="block">
  <semantics>
    <mrow>
      <mrow>
        <mi mathvariant="italic">loss</mi>
        <mo stretchy="false">=</mo>
        <mrow>
          <mo fence="true" stretchy="true">(</mo>
          <mrow>
            <mrow>
              <mrow>
                <mi>X</mi>
                <mo stretchy="false">−</mo>
                <mi>c</mi>
              </mrow>
              <mover accent="true">
                <mn>1</mn>
                <mo stretchy="true">^</mo>
              </mover>
            </mrow>
          </mrow>
          <mo fence="true" stretchy="true">)</mo>
        </mrow>
      </mrow>
      <msup>
        <mi mathvariant="italic">Cov</mi>
        <mrow>
          <mo stretchy="false">−</mo>
          <mn>1</mn>
        </mrow>
      </msup>
      <mrow>
        <msup>
          <mrow>
            <mo fence="true" stretchy="true">(</mo>
            <mrow>
              <mrow>
                <mrow>
                  <mi>X</mi>
                  <mo stretchy="false">−</mo>
                  <mi>c</mi>
                </mrow>
                <mover accent="true">
                  <mn>1</mn>
                  <mo stretchy="true">^</mo>
                </mover>
              </mrow>
            </mrow>
            <mo fence="true" stretchy="true">)</mo>
          </mrow>
          <mi>T</mi>
        </msup>
        <mo stretchy="false">+</mo>
        <mi>log</mi>
      </mrow>
      <mi mathvariant="italic">det</mi>
      <mrow>
        <mo fence="true" stretchy="false">(</mo>
        <mrow>
          <mi mathvariant="italic">Cov</mi>
        </mrow>
        <mo fence="true" stretchy="false">)</mo>
      </mrow>
    </mrow>
    <annotation encoding="StarMath 5.0">loss = left(X-c widehat {1} right) Cov^{-1} left(X-c widehat {1} right)^{T} + log det (Cov)
</annotation>
  </semantics>
</math>
</file>

<file path=Object 31/content.xml><?xml version="1.0" encoding="utf-8"?>
<math xmlns="http://www.w3.org/1998/Math/MathML" display="block">
  <semantics>
    <mrow>
      <mfrac>
        <mn>1</mn>
        <mrow>
          <mi>n</mi>
          <mo stretchy="false">+</mo>
          <mn>1</mn>
        </mrow>
      </mfrac>
      <mrow>
        <mrow>
          <munderover>
            <mo stretchy="false">∑</mo>
            <mrow>
              <mi>t</mi>
              <mo stretchy="false">=</mo>
              <mn>0</mn>
            </mrow>
            <mi>n</mi>
          </munderover>
          <msub>
            <mi>X</mi>
            <mi>t</mi>
          </msub>
        </mrow>
        <mo stretchy="false">=</mo>
        <mfrac>
          <mrow>
            <mi>X</mi>
            <mi>.</mi>
            <msup>
              <mover accent="true">
                <mn>1</mn>
                <mo stretchy="true">^</mo>
              </mover>
              <mi>T</mi>
            </msup>
          </mrow>
          <mrow>
            <mi>n</mi>
            <mo stretchy="false">+</mo>
            <mn>1</mn>
          </mrow>
        </mfrac>
      </mrow>
    </mrow>
    <annotation encoding="StarMath 5.0">{1} over {n+1} sum from{t=0} to{n} X_t = {X . {widehat {1}}^{T} } over {n+1}</annotation>
  </semantics>
</math>
</file>

<file path=Object 32/content.xml><?xml version="1.0" encoding="utf-8"?>
<math xmlns="http://www.w3.org/1998/Math/MathML" display="block">
  <semantics>
    <mrow>
      <mi>X</mi>
      <mi>.</mi>
      <msup>
        <mover accent="true">
          <mn>1</mn>
          <mo stretchy="true">^</mo>
        </mover>
        <mi>T</mi>
      </msup>
    </mrow>
    <annotation encoding="StarMath 5.0">X . {widehat {1}}^{T}</annotation>
  </semantics>
</math>
</file>

<file path=Object 33/content.xml><?xml version="1.0" encoding="utf-8"?>
<math xmlns="http://www.w3.org/1998/Math/MathML" display="block">
  <semantics>
    <mover accent="true">
      <mn>1</mn>
      <mo stretchy="true">^</mo>
    </mover>
    <annotation encoding="StarMath 5.0">widehat {1}</annotation>
  </semantics>
</math>
</file>

<file path=Object 34/content.xml><?xml version="1.0" encoding="utf-8"?>
<math xmlns="http://www.w3.org/1998/Math/MathML" display="block">
  <semantics>
    <mrow>
      <mrow>
        <mo stretchy="false">−</mo>
        <mover accent="true">
          <mn>1</mn>
          <mo stretchy="true">^</mo>
        </mover>
      </mrow>
      <msup>
        <mi mathvariant="italic">Cov</mi>
        <mrow>
          <mo stretchy="false">−</mo>
          <mn>1</mn>
        </mrow>
      </msup>
      <mrow>
        <msup>
          <mrow>
            <mo fence="true" stretchy="true">(</mo>
            <mrow>
              <mrow>
                <mrow>
                  <mi>X</mi>
                  <mo stretchy="false">−</mo>
                  <mi>c</mi>
                </mrow>
                <mover accent="true">
                  <mn>1</mn>
                  <mo stretchy="true">^</mo>
                </mover>
              </mrow>
            </mrow>
            <mo fence="true" stretchy="true">)</mo>
          </mrow>
          <mi>T</mi>
        </msup>
        <mo stretchy="false">−</mo>
        <mrow>
          <mo fence="true" stretchy="true">(</mo>
          <mrow>
            <mrow>
              <mrow>
                <mi>X</mi>
                <mo stretchy="false">−</mo>
                <mi>c</mi>
              </mrow>
              <mover accent="true">
                <mn>1</mn>
                <mo stretchy="true">^</mo>
              </mover>
            </mrow>
          </mrow>
          <mo fence="true" stretchy="true">)</mo>
        </mrow>
      </mrow>
      <msup>
        <mi mathvariant="italic">Cov</mi>
        <mrow>
          <mo stretchy="false">−</mo>
          <mn>1</mn>
        </mrow>
      </msup>
      <mrow>
        <msup>
          <mover accent="true">
            <mn>1</mn>
            <mo stretchy="true">^</mo>
          </mover>
          <mi>T</mi>
        </msup>
        <mo stretchy="false">=</mo>
        <mn>0</mn>
      </mrow>
    </mrow>
    <annotation encoding="StarMath 5.0">-widehat {1}  Cov^{-1} left(X-c widehat {1} right)^{T}- left(X-c widehat {1} right) Cov^{-1} {widehat {1}}^{T} = 0
</annotation>
  </semantics>
</math>
</file>

<file path=Object 35/content.xml><?xml version="1.0" encoding="utf-8"?>
<math xmlns="http://www.w3.org/1998/Math/MathML" display="block">
  <semantics>
    <mrow>
      <mi>c</mi>
      <mo stretchy="false">=</mo>
      <mfrac>
        <mrow>
          <mi>X</mi>
          <msup>
            <mi mathvariant="italic">Cov</mi>
            <mrow>
              <mo stretchy="false">−</mo>
              <mn>1</mn>
            </mrow>
          </msup>
          <msup>
            <mover accent="true">
              <mn>1</mn>
              <mo stretchy="true">^</mo>
            </mover>
            <mi>T</mi>
          </msup>
        </mrow>
        <mrow>
          <mover accent="true">
            <mn>1</mn>
            <mo stretchy="true">^</mo>
          </mover>
          <msup>
            <mi mathvariant="italic">Cov</mi>
            <mrow>
              <mo stretchy="false">−</mo>
              <mn>1</mn>
            </mrow>
          </msup>
          <msup>
            <mover accent="true">
              <mn>1</mn>
              <mo stretchy="true">^</mo>
            </mover>
            <mi>T</mi>
          </msup>
        </mrow>
      </mfrac>
    </mrow>
    <annotation encoding="StarMath 5.0">c= {X  Cov^{-1} {widehat {1}}^{T}} over { widehat {1}  Cov^{-1} {widehat {1}}^{T}} </annotation>
  </semantics>
</math>
</file>

<file path=Object 36/content.xml><?xml version="1.0" encoding="utf-8"?>
<math xmlns="http://www.w3.org/1998/Math/MathML" display="block">
  <semantics>
    <mfrac>
      <mrow>
        <msub>
          <mi>θ</mi>
          <mn>1</mn>
        </msub>
        <mo stretchy="false">+</mo>
        <mn>1</mn>
      </mrow>
      <msub>
        <mi>θ</mi>
        <mn>1</mn>
      </msub>
    </mfrac>
    <annotation encoding="StarMath 5.0">{%theta _1 + 1} over {%theta _1 } </annotation>
  </semantics>
</math>
</file>

<file path=Object 37/content.xml><?xml version="1.0" encoding="utf-8"?>
<math xmlns="http://www.w3.org/1998/Math/MathML" display="block">
  <semantics>
    <mfrac>
      <mrow>
        <mi>X</mi>
        <mi>.</mi>
        <msup>
          <mover accent="true">
            <mn>1</mn>
            <mo stretchy="true">^</mo>
          </mover>
          <mi>T</mi>
        </msup>
      </mrow>
      <mrow>
        <mi>n</mi>
        <mo stretchy="false">+</mo>
        <mn>1</mn>
      </mrow>
    </mfrac>
    <annotation encoding="StarMath 5.0">{X . {widehat {1}}^{T} } over {n+1}</annotation>
  </semantics>
</math>
</file>

<file path=Object 38/content.xml><?xml version="1.0" encoding="utf-8"?>
<math xmlns="http://www.w3.org/1998/Math/MathML" display="block">
  <semantics>
    <mrow>
      <mover accent="true">
        <mn>1</mn>
        <mo stretchy="true">^</mo>
      </mover>
      <msup>
        <mi mathvariant="italic">Cov</mi>
        <mrow>
          <mo stretchy="false">−</mo>
          <mn>1</mn>
        </mrow>
      </msup>
      <msup>
        <mover accent="true">
          <mn>1</mn>
          <mo stretchy="true">^</mo>
        </mover>
        <mi>T</mi>
      </msup>
    </mrow>
    <annotation encoding="StarMath 5.0">{ widehat {1}  Cov^{-1} {widehat {1}}^{T}} </annotation>
  </semantics>
</math>
</file>

<file path=Object 39/content.xml><?xml version="1.0" encoding="utf-8"?>
<math xmlns="http://www.w3.org/1998/Math/MathML" display="block">
  <semantics>
    <mrow>
      <mi>X</mi>
      <msup>
        <mi mathvariant="italic">Cov</mi>
        <mrow>
          <mo stretchy="false">−</mo>
          <mn>1</mn>
        </mrow>
      </msup>
      <msup>
        <mover accent="true">
          <mn>1</mn>
          <mo stretchy="true">^</mo>
        </mover>
        <mi>T</mi>
      </msup>
    </mrow>
    <annotation encoding="StarMath 5.0">{X  Cov^{-1} {widehat {1}}^{T}} </annotation>
  </semantics>
</math>
</file>

<file path=Object 4/content.xml><?xml version="1.0" encoding="utf-8"?>
<math xmlns="http://www.w3.org/1998/Math/MathML" display="block">
  <semantics>
    <msub>
      <mi>ε</mi>
      <mi>t</mi>
    </msub>
    <annotation encoding="StarMath 5.0">%varepsilon _{t}</annotation>
  </semantics>
</math>
</file>

<file path=Object 40/content.xml><?xml version="1.0" encoding="utf-8"?>
<math xmlns="http://www.w3.org/1998/Math/MathML" display="block">
  <semantics>
    <msub>
      <mi>X</mi>
      <mi>t</mi>
    </msub>
    <annotation encoding="StarMath 5.0">X_t</annotation>
  </semantics>
</math>
</file>

<file path=Object 41/content.xml><?xml version="1.0" encoding="utf-8"?>
<math xmlns="http://www.w3.org/1998/Math/MathML" display="block">
  <semantics>
    <mrow>
      <mi>X</mi>
      <msup>
        <mi mathvariant="italic">Cov</mi>
        <mrow>
          <mo stretchy="false">−</mo>
          <mn>1</mn>
        </mrow>
      </msup>
      <msup>
        <mover accent="true">
          <mn>1</mn>
          <mo stretchy="true">^</mo>
        </mover>
        <mi>T</mi>
      </msup>
    </mrow>
    <annotation encoding="StarMath 5.0">{X  Cov^{-1} {widehat {1}}^{T}} </annotation>
  </semantics>
</math>
</file>

<file path=Object 42/content.xml><?xml version="1.0" encoding="utf-8"?>
<math xmlns="http://www.w3.org/1998/Math/MathML" display="block">
  <semantics>
    <mrow>
      <mi>c</mi>
      <mo stretchy="false">=</mo>
      <mfrac>
        <mrow>
          <mi>X</mi>
          <msup>
            <mi mathvariant="italic">Cov</mi>
            <mrow>
              <mo stretchy="false">−</mo>
              <mn>1</mn>
            </mrow>
          </msup>
          <msup>
            <mover accent="true">
              <mn>1</mn>
              <mo stretchy="true">^</mo>
            </mover>
            <mi>T</mi>
          </msup>
        </mrow>
        <mrow>
          <mover accent="true">
            <mn>1</mn>
            <mo stretchy="true">^</mo>
          </mover>
          <msup>
            <mi mathvariant="italic">Cov</mi>
            <mrow>
              <mo stretchy="false">−</mo>
              <mn>1</mn>
            </mrow>
          </msup>
          <msup>
            <mover accent="true">
              <mn>1</mn>
              <mo stretchy="true">^</mo>
            </mover>
            <mi>T</mi>
          </msup>
        </mrow>
      </mfrac>
    </mrow>
    <annotation encoding="StarMath 5.0">c= {X  Cov^{-1} {widehat {1}}^{T}} over { widehat {1}  Cov^{-1} {widehat {1}}^{T}} </annotation>
  </semantics>
</math>
</file>

<file path=Object 43/content.xml><?xml version="1.0" encoding="utf-8"?>
<math xmlns="http://www.w3.org/1998/Math/MathML" display="block">
  <semantics>
    <mfrac>
      <mrow>
        <mi>X</mi>
        <mi>.</mi>
        <msup>
          <mover accent="true">
            <mn>1</mn>
            <mo stretchy="true">^</mo>
          </mover>
          <mi>T</mi>
        </msup>
      </mrow>
      <mrow>
        <mi>n</mi>
        <mo stretchy="false">+</mo>
        <mn>1</mn>
      </mrow>
    </mfrac>
    <annotation encoding="StarMath 5.0"> {X . {widehat {1}}^{T} } over {n+1}</annotation>
  </semantics>
</math>
</file>

<file path=Object 44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sub>
            <mi>n</mi>
            <mn>1</mn>
          </msub>
          <mo stretchy="false">+</mo>
          <mn>1</mn>
        </mrow>
      </msub>
      <mi>,</mi>
      <msub>
        <mi>Y</mi>
        <msub>
          <mi>n</mi>
          <mn>2</mn>
        </msub>
      </msub>
      <mi>,</mi>
      <mn>...</mn>
      <mi>,</mi>
      <msub>
        <mi>Y</mi>
        <mrow>
          <msub>
            <mi>n</mi>
            <mn>3</mn>
          </msub>
          <mo stretchy="false">+</mo>
          <mn>1</mn>
        </mrow>
      </msub>
      <mi>,</mi>
      <msub>
        <mi>Y</mi>
        <msub>
          <mi>n</mi>
          <mn>4</mn>
        </msub>
      </msub>
      <mi>,</mi>
      <mn>...</mn>
      <mi>,</mi>
      <msub>
        <mi>Y</mi>
        <mrow>
          <msub>
            <mi>n</mi>
            <mi>m</mi>
          </msub>
          <mo stretchy="false">+</mo>
          <mn>1</mn>
        </mrow>
      </msub>
    </mrow>
    <annotation encoding="StarMath 5.0">Y_0,Y_1,...,Y_{n_1+1},Y_{n_2},...,Y_{n_3+1},Y_{n_4},...,Y_{n_m+1}</annotation>
  </semantics>
</math>
</file>

<file path=Object 45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46/content.xml><?xml version="1.0" encoding="utf-8"?>
<math xmlns="http://www.w3.org/1998/Math/MathML" display="block">
  <semantics>
    <mrow>
      <mrow>
        <mo fence="true" stretchy="true">|</mo>
        <mrow>
          <msub>
            <mi>θ</mi>
            <mn>1</mn>
          </msub>
        </mrow>
        <mo fence="true" stretchy="true">|</mo>
      </mrow>
      <mo stretchy="false">&lt;</mo>
      <mn>1</mn>
    </mrow>
    <annotation encoding="StarMath 5.0">abs%theta _{1}&lt;1</annotation>
  </semantics>
</math>
</file>

<file path=Object 47/content.xml><?xml version="1.0" encoding="utf-8"?>
<math xmlns="http://www.w3.org/1998/Math/MathML" display="block">
  <semantics>
    <mi>σ</mi>
    <annotation encoding="StarMath 5.0">%sigma </annotation>
  </semantics>
</math>
</file>

<file path=Object 48/content.xml><?xml version="1.0" encoding="utf-8"?>
<math xmlns="http://www.w3.org/1998/Math/MathML" display="block">
  <semantics>
    <mrow>
      <mi>X</mi>
      <mi>.</mi>
      <msup>
        <mover accent="true">
          <mn>1</mn>
          <mo stretchy="true">^</mo>
        </mover>
        <mi>T</mi>
      </msup>
    </mrow>
    <annotation encoding="StarMath 5.0"> X . {widehat {1}}^{T} </annotation>
  </semantics>
</math>
</file>

<file path=Object 49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5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50/content.xml><?xml version="1.0" encoding="utf-8"?>
<math xmlns="http://www.w3.org/1998/Math/MathML" display="block">
  <semantics>
    <mrow>
      <mrow>
        <mo fence="true" stretchy="true">|</mo>
        <mrow>
          <msub>
            <mi>θ</mi>
            <mn>1</mn>
          </msub>
        </mrow>
        <mo fence="true" stretchy="true">|</mo>
      </mrow>
      <mo stretchy="false">&lt;</mo>
      <mn>1</mn>
    </mrow>
    <annotation encoding="StarMath 5.0">abs%theta _{1}&lt;1</annotation>
  </semantics>
</math>
</file>

<file path=Object 51/content.xml><?xml version="1.0" encoding="utf-8"?>
<math xmlns="http://www.w3.org/1998/Math/MathML" display="block">
  <semantics>
    <mi>σ</mi>
    <annotation encoding="StarMath 5.0">%sigma </annotation>
  </semantics>
</math>
</file>

<file path=Object 52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53/content.xml><?xml version="1.0" encoding="utf-8"?>
<math xmlns="http://www.w3.org/1998/Math/MathML" display="block">
  <semantics>
    <mrow>
      <mrow>
        <mo fence="true" stretchy="true">|</mo>
        <mrow>
          <mi>x</mi>
        </mrow>
        <mo fence="true" stretchy="true">|</mo>
      </mrow>
      <mo stretchy="false">≫</mo>
      <mi>σ</mi>
    </mrow>
    <annotation encoding="StarMath 5.0">abs{x} &gt;&gt; %sigma </annotation>
  </semantics>
</math>
</file>

<file path=Object 54/content.xml><?xml version="1.0" encoding="utf-8"?>
<math xmlns="http://www.w3.org/1998/Math/MathML" display="block">
  <semantics>
    <mi>σ</mi>
    <annotation encoding="StarMath 5.0"> %sigma </annotation>
  </semantics>
</math>
</file>

<file path=Object 55/content.xml><?xml version="1.0" encoding="utf-8"?>
<math xmlns="http://www.w3.org/1998/Math/MathML" display="block">
  <semantics>
    <mrow>
      <mi>P</mi>
      <mrow>
        <mo fence="true" stretchy="true">(</mo>
        <mrow>
          <mrow>
            <mi>x</mi>
            <mi mathvariant="normal">: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≥</mo>
              <mrow>
                <mo fence="true" stretchy="true">|</mo>
                <mrow>
                  <msub>
                    <mi>x</mi>
                    <mn>0</mn>
                  </msub>
                </mrow>
                <mo fence="true" stretchy="true">|</mo>
              </mrow>
            </mrow>
          </mrow>
        </mrow>
        <mo fence="true" stretchy="true">)</mo>
      </mrow>
    </mrow>
    <annotation encoding="StarMath 5.0">P left(x: abs{x} &gt;= abs{x_0} right)</annotation>
  </semantics>
</math>
</file>

<file path=Object 56/content.xml><?xml version="1.0" encoding="utf-8"?>
<math xmlns="http://www.w3.org/1998/Math/MathML" display="block">
  <semantics>
    <msub>
      <mi>x</mi>
      <mn>0</mn>
    </msub>
    <annotation encoding="StarMath 5.0">{x_0}</annotation>
  </semantics>
</math>
</file>

<file path=Object 57/content.xml><?xml version="1.0" encoding="utf-8"?>
<math xmlns="http://www.w3.org/1998/Math/MathML" display="block">
  <semantics>
    <mrow>
      <mi>Y</mi>
      <mo stretchy="false">=</mo>
      <mrow>
        <mo fence="true" stretchy="true">(</mo>
        <mrow>
          <mrow>
            <msub>
              <mi>Y</mi>
              <mn>0</mn>
            </msub>
            <mi>,</mi>
            <msub>
              <mi>Y</mi>
              <mn>1</mn>
            </msub>
            <mi>,</mi>
            <mn>...</mn>
            <mi>,</mi>
            <msub>
              <mi>Y</mi>
              <mrow>
                <mi>n</mi>
                <mo stretchy="false">+</mo>
                <mn>1</mn>
              </mrow>
            </msub>
          </mrow>
        </mrow>
        <mo fence="true" stretchy="true">)</mo>
      </mrow>
    </mrow>
    <annotation encoding="StarMath 5.0">Y= left( Y_0,Y_1,...,Y_{ n+1 } right)</annotation>
  </semantics>
</math>
</file>

<file path=Object 58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i>n</mi>
          <mo stretchy="false">+</mo>
          <mn>1</mn>
        </mrow>
      </msub>
    </mrow>
    <annotation encoding="StarMath 5.0">Y_0,Y_1,...,Y_{ n+1 }</annotation>
  </semantics>
</math>
</file>

<file path=Object 59/content.xml><?xml version="1.0" encoding="utf-8"?>
<math xmlns="http://www.w3.org/1998/Math/MathML" display="block">
  <semantics>
    <msub>
      <mi>Y</mi>
      <mi>t</mi>
    </msub>
    <annotation encoding="StarMath 5.0">Y _{t}</annotation>
  </semantics>
</math>
</file>

<file path=Object 6/content.xml><?xml version="1.0" encoding="utf-8"?>
<math xmlns="http://www.w3.org/1998/Math/MathML" display="block">
  <semantics>
    <mrow>
      <mrow>
        <mo fence="true" stretchy="true">|</mo>
        <mrow>
          <msub>
            <mi>θ</mi>
            <mn>1</mn>
          </msub>
        </mrow>
        <mo fence="true" stretchy="true">|</mo>
      </mrow>
      <mo stretchy="false">&lt;</mo>
      <mn>1</mn>
    </mrow>
    <annotation encoding="StarMath 5.0">abs%theta _{1}&lt;1</annotation>
  </semantics>
</math>
</file>

<file path=Object 60/content.xml><?xml version="1.0" encoding="utf-8"?>
<math xmlns="http://www.w3.org/1998/Math/MathML" display="block">
  <semantics>
    <msub>
      <mi>Y</mi>
      <mi>t</mi>
    </msub>
    <annotation encoding="StarMath 5.0">Y _{t}</annotation>
  </semantics>
</math>
</file>

<file path=Object 61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i>n</mi>
          <mo stretchy="false">+</mo>
          <mn>1</mn>
        </mrow>
      </msub>
    </mrow>
    <annotation encoding="StarMath 5.0">Y_0,Y_1,...,Y_{ n+1 }</annotation>
  </semantics>
</math>
</file>

<file path=Object 62/content.xml><?xml version="1.0" encoding="utf-8"?>
<math xmlns="http://www.w3.org/1998/Math/MathML" display="block">
  <semantics>
    <mrow>
      <msub>
        <mi>X</mi>
        <mn>0</mn>
      </msub>
      <mo stretchy="false">=</mo>
      <mrow>
        <msub>
          <mi>Y</mi>
          <mn>1</mn>
        </msub>
        <mo stretchy="false">−</mo>
        <msub>
          <mi>Y</mi>
          <mn>0</mn>
        </msub>
      </mrow>
    </mrow>
    <annotation encoding="StarMath 5.0">X_0 = Y_1 - Y_0</annotation>
  </semantics>
</math>
</file>

<file path=Object 63/content.xml><?xml version="1.0" encoding="utf-8"?>
<math xmlns="http://www.w3.org/1998/Math/MathML" display="block">
  <semantics>
    <mrow>
      <msub>
        <mi>X</mi>
        <mn>1</mn>
      </msub>
      <mo stretchy="false">=</mo>
      <mrow>
        <msub>
          <mi>Y</mi>
          <mn>2</mn>
        </msub>
        <mo stretchy="false">−</mo>
        <msub>
          <mi>Y</mi>
          <mn>1</mn>
        </msub>
      </mrow>
    </mrow>
    <annotation encoding="StarMath 5.0">X_1 = Y_2 - Y_1</annotation>
  </semantics>
</math>
</file>

<file path=Object 64/content.xml><?xml version="1.0" encoding="utf-8"?>
<math xmlns="http://www.w3.org/1998/Math/MathML" display="block">
  <semantics>
    <mrow>
      <msub>
        <mi>X</mi>
        <msub>
          <mi>n</mi>
          <mn>1</mn>
        </msub>
      </msub>
      <mo stretchy="false">=</mo>
      <mrow>
        <msub>
          <mi>Y</mi>
          <mrow>
            <msub>
              <mi>n</mi>
              <mn>1</mn>
            </msub>
            <mo stretchy="false">+</mo>
            <mn>1</mn>
          </mrow>
        </msub>
        <mo stretchy="false">−</mo>
        <msub>
          <mi>Y</mi>
          <msub>
            <mi>n</mi>
            <mn>1</mn>
          </msub>
        </msub>
      </mrow>
    </mrow>
    <annotation encoding="StarMath 5.0">X_{n_1} = Y_{n_1+1} - Y_{n_1}</annotation>
  </semantics>
</math>
</file>

<file path=Object 65/content.xml><?xml version="1.0" encoding="utf-8"?>
<math xmlns="http://www.w3.org/1998/Math/MathML" display="block">
  <semantics>
    <mrow>
      <msub>
        <mi>X</mi>
        <mrow>
          <mrow>
            <msub>
              <mi>n</mi>
              <mn>1</mn>
            </msub>
            <mo stretchy="false">+</mo>
            <mn>1</mn>
          </mrow>
          <mi mathvariant="normal">→</mi>
          <mrow>
            <msub>
              <mi>n</mi>
              <mn>2</mn>
            </msub>
            <mo stretchy="false">−</mo>
            <mn>1</mn>
          </mrow>
        </mrow>
      </msub>
      <mo stretchy="false">=</mo>
      <mrow>
        <msub>
          <mi>Y</mi>
          <msub>
            <mi>n</mi>
            <mn>2</mn>
          </msub>
        </msub>
        <mo stretchy="false">−</mo>
        <msub>
          <mi>Y</mi>
          <mrow>
            <msub>
              <mi>n</mi>
              <mn>1</mn>
            </msub>
            <mo stretchy="false">+</mo>
            <mn>1</mn>
          </mrow>
        </msub>
      </mrow>
    </mrow>
    <annotation encoding="StarMath 5.0">X_{n_1+1 %tendto n_2-1} = Y_{n_2} - Y_{n_1+1}</annotation>
  </semantics>
</math>
</file>

<file path=Object 66/content.xml><?xml version="1.0" encoding="utf-8"?>
<math xmlns="http://www.w3.org/1998/Math/MathML" display="block">
  <semantics>
    <mrow>
      <msub>
        <mi>X</mi>
        <msub>
          <mi>n</mi>
          <mi>m</mi>
        </msub>
      </msub>
      <mo stretchy="false">=</mo>
      <mrow>
        <msub>
          <mi>Y</mi>
          <mrow>
            <msub>
              <mi>n</mi>
              <mi>m</mi>
            </msub>
            <mo stretchy="false">+</mo>
            <mn>1</mn>
          </mrow>
        </msub>
        <mo stretchy="false">−</mo>
        <msub>
          <mi>Y</mi>
          <msub>
            <mi>n</mi>
            <mi>m</mi>
          </msub>
        </msub>
      </mrow>
    </mrow>
    <annotation encoding="StarMath 5.0">X_{n_m} = Y_{n_m+1} - Y_{n_m}</annotation>
  </semantics>
</math>
</file>

<file path=Object 67/content.xml><?xml version="1.0" encoding="utf-8"?>
<math xmlns="http://www.w3.org/1998/Math/MathML" display="block">
  <semantics>
    <mrow>
      <msub>
        <mi>X</mi>
        <msub>
          <mi>n</mi>
          <mn>2</mn>
        </msub>
      </msub>
      <mo stretchy="false">=</mo>
      <mrow>
        <msub>
          <mi>Y</mi>
          <mrow>
            <msub>
              <mi>n</mi>
              <mn>2</mn>
            </msub>
            <mo stretchy="false">+</mo>
            <mn>1</mn>
          </mrow>
        </msub>
        <mo stretchy="false">−</mo>
        <msub>
          <mi>Y</mi>
          <msub>
            <mi>n</mi>
            <mn>2</mn>
          </msub>
        </msub>
      </mrow>
    </mrow>
    <annotation encoding="StarMath 5.0">X_{n_2}=Y_{n_2+1} - Y_{n_2}</annotation>
  </semantics>
</math>
</file>

<file path=Object 68/content.xml><?xml version="1.0" encoding="utf-8"?>
<math xmlns="http://www.w3.org/1998/Math/MathML" display="block">
  <semantics>
    <mrow>
      <msub>
        <mi>X</mi>
        <mrow>
          <mrow>
            <msub>
              <mi>n</mi>
              <mn>1</mn>
            </msub>
            <mo stretchy="false">+</mo>
            <mn>1</mn>
          </mrow>
          <mi mathvariant="normal">→</mi>
          <mrow>
            <msub>
              <mi>n</mi>
              <mn>2</mn>
            </msub>
            <mo stretchy="false">−</mo>
            <mn>1</mn>
          </mrow>
        </mrow>
      </msub>
      <mo stretchy="false">=</mo>
      <mrow>
        <msub>
          <mi>X</mi>
          <mrow>
            <msub>
              <mi>n</mi>
              <mn>1</mn>
            </msub>
            <mo stretchy="false">+</mo>
            <mn>1</mn>
          </mrow>
        </msub>
        <mo stretchy="false">+</mo>
        <msub>
          <mi>X</mi>
          <mrow>
            <msub>
              <mi>n</mi>
              <mn>1</mn>
            </msub>
            <mo stretchy="false">+</mo>
            <mn>2</mn>
          </mrow>
        </msub>
        <mo stretchy="false">+</mo>
        <mn>...</mn>
        <mo stretchy="false">+</mo>
        <msub>
          <mi>X</mi>
          <mrow>
            <msub>
              <mi>n</mi>
              <mn>2</mn>
            </msub>
            <mo stretchy="false">−</mo>
            <mn>1</mn>
          </mrow>
        </msub>
      </mrow>
    </mrow>
    <annotation encoding="StarMath 5.0">X_{n_1+1 %tendto n_2-1} = X_{n_1+1 } + X_{n_1+2} +...+X_{n_2-1}</annotation>
  </semantics>
</math>
</file>

<file path=Object 69/content.xml><?xml version="1.0" encoding="utf-8"?>
<math xmlns="http://www.w3.org/1998/Math/MathML" display="block">
  <semantics>
    <mrow>
      <mo fence="true" stretchy="false">(</mo>
      <mrow>
        <mrow>
          <msub>
            <mi>X</mi>
            <mn>0</mn>
          </msub>
          <mi>,</mi>
          <msub>
            <mi>X</mi>
            <mn>1</mn>
          </msub>
          <mi>,</mi>
          <mn>...</mn>
          <mi>,</mi>
          <msub>
            <mi>X</mi>
            <msub>
              <mi>n</mi>
              <mn>1</mn>
            </msub>
          </msub>
          <mi>,</mi>
          <msub>
            <mi>X</mi>
            <mrow>
              <mrow>
                <msub>
                  <mi>n</mi>
                  <mn>1</mn>
                </msub>
                <mo stretchy="false">+</mo>
                <mn>1</mn>
              </mrow>
              <mi mathvariant="normal">→</mi>
              <mrow>
                <msub>
                  <mi>n</mi>
                  <mn>2</mn>
                </msub>
                <mo stretchy="false">−</mo>
                <mn>1</mn>
              </mrow>
            </mrow>
          </msub>
          <mi>,</mi>
          <msub>
            <mi>X</mi>
            <msub>
              <mi>n</mi>
              <mn>2</mn>
            </msub>
          </msub>
          <mi>,</mi>
          <mn>...</mn>
          <mi>,</mi>
          <msub>
            <mi>X</mi>
            <msub>
              <mi>n</mi>
              <mi>m</mi>
            </msub>
          </msub>
        </mrow>
      </mrow>
      <mo fence="true" stretchy="false">)</mo>
    </mrow>
    <annotation encoding="StarMath 5.0">(X_0,X_1,...,X_{n_1},X_{n_1+1 %tendto n_2-1},X_{n_2},...,X_{n_m})</annotation>
  </semantics>
</math>
</file>

<file path=Object 7/content.xml><?xml version="1.0" encoding="utf-8"?>
<math xmlns="http://www.w3.org/1998/Math/MathML" display="block">
  <semantics>
    <msub>
      <mi>X</mi>
      <mi>t</mi>
    </msub>
    <annotation encoding="StarMath 5.0">X_{t}</annotation>
  </semantics>
</math>
</file>

<file path=Object 70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o fence="true" stretchy="false">(</mo>
                <mrow>
                  <mrow>
                    <mrow>
                      <msub>
                        <mi>X</mi>
                        <mrow>
                          <mrow>
                            <msub>
                              <mi>n</mi>
                              <mn>1</mn>
                            </msub>
                            <mo stretchy="false">+</mo>
                            <mn>1</mn>
                          </mrow>
                          <mi mathvariant="normal">→</mi>
                          <mrow>
                            <msub>
                              <mi>n</mi>
                              <mn>2</mn>
                            </msub>
                            <mo stretchy="false">−</mo>
                            <mn>1</mn>
                          </mrow>
                        </mrow>
                      </msub>
                      <mo stretchy="false">−</mo>
                      <mi>E</mi>
                    </mrow>
                    <mrow>
                      <mo fence="true" stretchy="false">(</mo>
                      <mrow>
                        <msub>
                          <mi>X</mi>
                          <mrow>
                            <mrow>
                              <msub>
                                <mi>n</mi>
                                <mn>1</mn>
                              </msub>
                              <mo stretchy="false">+</mo>
                              <mn>1</mn>
                            </mrow>
                            <mi mathvariant="normal">→</mi>
                            <mrow>
                              <msub>
                                <mi>n</mi>
                                <mn>2</mn>
                              </msub>
                              <mo stretchy="false">−</mo>
                              <mn>1</mn>
                            </mrow>
                          </mrow>
                        </msub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X</mi>
                      <msub>
                        <mi>n</mi>
                        <mn>1</mn>
                      </msub>
                    </msub>
                    <mo stretchy="false">−</mo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sub>
          <mi>θ</mi>
          <mn>1</mn>
        </msub>
      </mrow>
      <msup>
        <mi>σ</mi>
        <mn>2</mn>
      </msup>
    </mrow>
    <annotation encoding="StarMath 5.0">E(  (X_{n_1+1 %tendto n_2-1}-E(X_{n_1+1 %tendto n_2-1})) (X_{n_1}-c)) = %theta _{1} %sigma^2 </annotation>
  </semantics>
</math>
</file>

<file path=Object 71/content.xml><?xml version="1.0" encoding="utf-8"?>
<math xmlns="http://www.w3.org/1998/Math/MathML" display="block">
  <semantics>
    <mrow>
      <mi>E</mi>
      <mrow>
        <mrow>
          <mo fence="true" stretchy="false">(</mo>
          <mrow>
            <msup>
              <mrow>
                <mo fence="true" stretchy="false">(</mo>
                <mrow>
                  <mrow>
                    <mrow>
                      <msub>
                        <mi>X</mi>
                        <mrow>
                          <mrow>
                            <msub>
                              <mi>n</mi>
                              <mn>1</mn>
                            </msub>
                            <mo stretchy="false">+</mo>
                            <mn>1</mn>
                          </mrow>
                          <mi mathvariant="normal">→</mi>
                          <mrow>
                            <msub>
                              <mi>n</mi>
                              <mn>2</mn>
                            </msub>
                            <mo stretchy="false">−</mo>
                            <mn>1</mn>
                          </mrow>
                        </mrow>
                      </msub>
                      <mo stretchy="false">−</mo>
                      <mi>E</mi>
                    </mrow>
                    <mrow>
                      <mo fence="true" stretchy="false">(</mo>
                      <mrow>
                        <msub>
                          <mi>X</mi>
                          <mrow>
                            <mrow>
                              <msub>
                                <mi>n</mi>
                                <mn>1</mn>
                              </msub>
                              <mo stretchy="false">+</mo>
                              <mn>1</mn>
                            </mrow>
                            <mi mathvariant="normal">→</mi>
                            <mrow>
                              <msub>
                                <mi>n</mi>
                                <mn>2</mn>
                              </msub>
                              <mo stretchy="false">−</mo>
                              <mn>1</mn>
                            </mrow>
                          </mrow>
                        </msub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</mrow>
          <mo fence="true" stretchy="false">)</mo>
        </mrow>
        <mo stretchy="false">=</mo>
        <mrow>
          <mo fence="true" stretchy="true">(</mo>
          <mrow>
            <mrow>
              <mrow>
                <mo fence="true" stretchy="false">(</mo>
                <mrow>
                  <mrow>
                    <msub>
                      <mi>n</mi>
                      <mn>2</mn>
                    </msub>
                    <mo stretchy="false">−</mo>
                    <msub>
                      <mi>n</mi>
                      <mn>1</mn>
                    </msub>
                    <mo stretchy="false">−</mo>
                    <mn>1</mn>
                  </mrow>
                </mrow>
                <mo fence="true" stretchy="false">)</mo>
              </mrow>
              <mrow>
                <mrow>
                  <mo fence="true" stretchy="false">(</mo>
                  <mrow>
                    <mrow>
                      <msubsup>
                        <mi>θ</mi>
                        <mn>1</mn>
                        <mn>2</mn>
                      </msubsup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n>2</mn>
              </mrow>
              <mrow>
                <mo fence="true" stretchy="false">(</mo>
                <mrow>
                  <mrow>
                    <msub>
                      <mi>n</mi>
                      <mn>2</mn>
                    </msub>
                    <mo stretchy="false">−</mo>
                    <msub>
                      <mi>n</mi>
                      <mn>1</mn>
                    </msub>
                    <mo stretchy="false">−</mo>
                    <mn>2</mn>
                  </mrow>
                </mrow>
                <mo fence="true" stretchy="false">)</mo>
              </mrow>
              <msub>
                <mi>θ</mi>
                <mn>1</mn>
              </msub>
            </mrow>
          </mrow>
          <mo fence="true" stretchy="true">)</mo>
        </mrow>
      </mrow>
      <msup>
        <mi>σ</mi>
        <mn>2</mn>
      </msup>
    </mrow>
    <annotation encoding="StarMath 5.0">E(  (X_{n_1+1 %tendto n_2-1}-E(X_{n_1+1 %tendto n_2-1}))^{2} ) =left( ( n_2-n_1-1 )( %theta _{1}^2+1  ) + 2( n_2-n_1-2 ) %theta _{1} right) %sigma^2 </annotation>
  </semantics>
</math>
</file>

<file path=Object 72/content.xml><?xml version="1.0" encoding="utf-8"?>
<math xmlns="http://www.w3.org/1998/Math/MathML" display="block">
  <semantics>
    <mrow>
      <mi>E</mi>
      <mrow>
        <mrow>
          <mo fence="true" stretchy="false">(</mo>
          <mrow>
            <msub>
              <mi>X</mi>
              <mi>t</mi>
            </msub>
          </mrow>
          <mo fence="true" stretchy="false">)</mo>
        </mrow>
        <mo stretchy="false">=</mo>
        <mi>c</mi>
      </mrow>
    </mrow>
    <annotation encoding="StarMath 5.0">E(X_t)=c</annotation>
  </semantics>
</math>
</file>

<file path=Object 73/content.xml><?xml version="1.0" encoding="utf-8"?>
<math xmlns="http://www.w3.org/1998/Math/MathML" display="block">
  <semantics>
    <mrow>
      <mi>E</mi>
      <mrow>
        <mrow>
          <mo fence="true" stretchy="false">(</mo>
          <mrow>
            <msub>
              <mi>X</mi>
              <mrow>
                <mrow>
                  <msub>
                    <mi>n</mi>
                    <mn>1</mn>
                  </msub>
                  <mo stretchy="false">+</mo>
                  <mn>1</mn>
                </mrow>
                <mi mathvariant="normal">→</mi>
                <mrow>
                  <msub>
                    <mi>n</mi>
                    <mn>2</mn>
                  </msub>
                  <mo stretchy="false">−</mo>
                  <mn>1</mn>
                </mrow>
              </mrow>
            </msub>
          </mrow>
          <mo fence="true" stretchy="false">)</mo>
        </mrow>
        <mo stretchy="false">=</mo>
        <mrow>
          <mo fence="true" stretchy="false">(</mo>
          <mrow>
            <mrow>
              <msub>
                <mi>n</mi>
                <mn>2</mn>
              </msub>
              <mo stretchy="false">−</mo>
              <msub>
                <mi>n</mi>
                <mn>1</mn>
              </msub>
              <mo stretchy="false">−</mo>
              <mn>1</mn>
            </mrow>
          </mrow>
          <mo fence="true" stretchy="false">)</mo>
        </mrow>
      </mrow>
      <mi>c</mi>
    </mrow>
    <annotation encoding="StarMath 5.0">E(X_{n_1+1 %tendto n_2-1})=( n_2-n_1-1 )c</annotation>
  </semantics>
</math>
</file>

<file path=Object 74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sub>
                        <mi>n</mi>
                        <mn>2</mn>
                      </msub>
                    </msub>
                    <mo stretchy="false">−</mo>
                    <mi>c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sub>
                        <mi>X</mi>
                        <mrow>
                          <mrow>
                            <msub>
                              <mi>n</mi>
                              <mn>1</mn>
                            </msub>
                            <mo stretchy="false">+</mo>
                            <mn>1</mn>
                          </mrow>
                          <mi mathvariant="normal">→</mi>
                          <mrow>
                            <msub>
                              <mi>n</mi>
                              <mn>2</mn>
                            </msub>
                            <mo stretchy="false">−</mo>
                            <mn>1</mn>
                          </mrow>
                        </mrow>
                      </msub>
                      <mo stretchy="false">−</mo>
                      <mi>E</mi>
                    </mrow>
                    <mrow>
                      <mo fence="true" stretchy="false">(</mo>
                      <mrow>
                        <msub>
                          <mi>X</mi>
                          <mrow>
                            <mrow>
                              <msub>
                                <mi>n</mi>
                                <mn>1</mn>
                              </msub>
                              <mo stretchy="false">+</mo>
                              <mn>1</mn>
                            </mrow>
                            <mi mathvariant="normal">→</mi>
                            <mrow>
                              <msub>
                                <mi>n</mi>
                                <mn>2</mn>
                              </msub>
                              <mo stretchy="false">−</mo>
                              <mn>1</mn>
                            </mrow>
                          </mrow>
                        </msub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sub>
          <mi>θ</mi>
          <mn>1</mn>
        </msub>
      </mrow>
      <msup>
        <mi>σ</mi>
        <mn>2</mn>
      </msup>
    </mrow>
    <annotation encoding="StarMath 5.0">E(  (X_{n_2}-c) (X_{n_1+1 %tendto n_2-1}-E(X_{n_1+1 %tendto n_2-1}))) =  %theta _{1} %sigma^2 </annotation>
  </semantics>
</math>
</file>

<file path=Object 75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−</mo>
                    <mi>c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X</mi>
                      <mrow>
                        <mi>t</mi>
                        <mo stretchy="false">−</mo>
                        <mn>1</mn>
                      </mrow>
                    </msub>
                    <mo stretchy="false">−</mo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sub>
          <mi>θ</mi>
          <mn>1</mn>
        </msub>
      </mrow>
      <msup>
        <mi>σ</mi>
        <mn>2</mn>
      </msup>
    </mrow>
    <annotation encoding="StarMath 5.0">E(  (X_t-c) (X_{t-1}-c)) = %theta _{1} %sigma^2 </annotation>
  </semantics>
</math>
</file>

<file path=Object 76/content.xml><?xml version="1.0" encoding="utf-8"?>
<math xmlns="http://www.w3.org/1998/Math/MathML" display="block">
  <semantics>
    <mrow>
      <mi>E</mi>
      <mrow>
        <mrow>
          <mo fence="true" stretchy="false">(</mo>
          <mrow>
            <msup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−</mo>
                    <mi>c</mi>
                  </mrow>
                </mrow>
                <mo fence="true" stretchy="false">)</mo>
              </mrow>
              <mn>2</mn>
            </msup>
          </mrow>
          <mo fence="true" stretchy="false">)</mo>
        </mrow>
        <mo stretchy="false">=</mo>
        <mrow>
          <mo fence="true" stretchy="false">(</mo>
          <mrow>
            <mrow>
              <msubsup>
                <mi>θ</mi>
                <mn>1</mn>
                <mn>2</mn>
              </msubsup>
              <mo stretchy="false">+</mo>
              <mn>1</mn>
            </mrow>
          </mrow>
          <mo fence="true" stretchy="false">)</mo>
        </mrow>
      </mrow>
      <msup>
        <mi>σ</mi>
        <mn>2</mn>
      </msup>
    </mrow>
    <annotation encoding="StarMath 5.0">E(  (X_t-c)^{2} ) = ( %theta _{1}^2+1  )%sigma^2 </annotation>
  </semantics>
</math>
</file>

<file path=Object 78/content.xml><?xml version="1.0" encoding="utf-8"?>
<math xmlns="http://www.w3.org/1998/Math/MathML" display="block">
  <semantics>
    <mrow>
      <mi>P</mi>
      <mrow>
        <mo fence="true" stretchy="true">(</mo>
        <mrow>
          <mrow>
            <mi>Y</mi>
            <mi>'</mi>
            <mi mathvariant="normal">:</mi>
            <mi mathvariant="italic">NormDensity</mi>
            <mrow>
              <mrow>
                <mo fence="true" stretchy="true">(</mo>
                <mrow>
                  <mrow>
                    <mi>X</mi>
                    <mrow>
                      <mi>'</mi>
                      <mo stretchy="false">−</mo>
                      <mi>c</mi>
                    </mrow>
                    <mover accent="true">
                      <mn>1</mn>
                      <mo stretchy="true">^</mo>
                    </mover>
                    <mi>;</mi>
                    <mi mathvariant="italic">Cov</mi>
                  </mrow>
                </mrow>
                <mo fence="true" stretchy="true">)</mo>
              </mrow>
              <mo stretchy="false">≤</mo>
              <mi mathvariant="italic">NormDensity</mi>
            </mrow>
            <mrow>
              <mo fence="true" stretchy="true">(</mo>
              <mrow>
                <mrow>
                  <mrow>
                    <mi>X</mi>
                    <mo stretchy="false">−</mo>
                    <mi>c</mi>
                  </mrow>
                  <mover accent="true">
                    <mn>1</mn>
                    <mo stretchy="true">^</mo>
                  </mover>
                  <mi>;</mi>
                  <mi mathvariant="italic">Cov</mi>
                </mrow>
              </mrow>
              <mo fence="true" stretchy="true">)</mo>
            </mrow>
          </mrow>
        </mrow>
        <mo fence="true" stretchy="true">)</mo>
      </mrow>
    </mrow>
    <annotation encoding="StarMath 5.0">P left(Y': NormDensity left( X'-c widehat {1} ; Cov right) &lt;= NormDensity left( X-c widehat {1} ; Cov right)  right)</annotation>
  </semantics>
</math>
</file>

<file path=Object 79/content.xml><?xml version="1.0" encoding="utf-8"?>
<math xmlns="http://www.w3.org/1998/Math/MathML" display="block">
  <semantics>
    <mrow>
      <mi>P</mi>
      <mrow>
        <mo fence="true" stretchy="true">(</mo>
        <mrow>
          <mrow>
            <mi>U</mi>
            <mi mathvariant="normal">:</mi>
            <mrow>
              <mi>U</mi>
              <mo stretchy="false">≥</mo>
              <mi>r</mi>
            </mrow>
          </mrow>
        </mrow>
        <mo fence="true" stretchy="true">)</mo>
      </mrow>
    </mrow>
    <annotation encoding="StarMath 5.0">P left( U: U &gt;= r right)</annotation>
  </semantics>
</math>
</file>

<file path=Object 8/content.xml><?xml version="1.0" encoding="utf-8"?>
<math xmlns="http://www.w3.org/1998/Math/MathML" display="block">
  <semantics>
    <mrow>
      <msub>
        <mi>X</mi>
        <mi>t</mi>
      </msub>
      <mo stretchy="false">=</mo>
      <mrow>
        <msub>
          <mi>Y</mi>
          <mrow>
            <mi>t</mi>
            <mo stretchy="false">+</mo>
            <mn>1</mn>
          </mrow>
        </msub>
        <mo stretchy="false">−</mo>
        <msub>
          <mi>Y</mi>
          <mi>t</mi>
        </msub>
      </mrow>
    </mrow>
    <annotation encoding="StarMath 5.0">X _{t} = Y _{t+1} - Y _{t}</annotation>
  </semantics>
</math>
</file>

<file path=Object 80/content.xml><?xml version="1.0" encoding="utf-8"?>
<math xmlns="http://www.w3.org/1998/Math/MathML" display="block">
  <semantics>
    <mrow>
      <mrow>
        <mrow>
          <mrow/>
        </mrow>
        <mo stretchy="false">=</mo>
        <mi>P</mi>
      </mrow>
      <mrow>
        <mo fence="true" stretchy="true">(</mo>
        <mrow>
          <mrow>
            <mi>X</mi>
            <mi>'</mi>
            <mi mathvariant="normal">:</mi>
            <mrow>
              <mo fence="true" stretchy="true">(</mo>
              <mrow>
                <mrow>
                  <mi>X</mi>
                  <mrow>
                    <mi>'</mi>
                    <mo stretchy="false">−</mo>
                    <mi>c</mi>
                  </mrow>
                  <mover accent="true">
                    <mn>1</mn>
                    <mo stretchy="true">^</mo>
                  </mover>
                </mrow>
              </mrow>
              <mo fence="true" stretchy="true">)</mo>
            </mrow>
            <msup>
              <mi mathvariant="italic">Cov</mi>
              <mrow>
                <mo stretchy="false">−</mo>
                <mn>1</mn>
              </mrow>
            </msup>
            <mrow>
              <msup>
                <mrow>
                  <mo fence="true" stretchy="true">(</mo>
                  <mrow>
                    <mrow>
                      <mi>X</mi>
                      <mrow>
                        <mi>'</mi>
                        <mo stretchy="false">−</mo>
                        <mi>c</mi>
                      </mrow>
                      <mover accent="true">
                        <mn>1</mn>
                        <mo stretchy="true">^</mo>
                      </mover>
                    </mrow>
                  </mrow>
                  <mo fence="true" stretchy="true">)</mo>
                </mrow>
                <mi>T</mi>
              </msup>
              <mo stretchy="false">≥</mo>
              <mrow>
                <mo fence="true" stretchy="true">(</mo>
                <mrow>
                  <mrow>
                    <mrow>
                      <mi>X</mi>
                      <mo stretchy="false">−</mo>
                      <mi>c</mi>
                    </mrow>
                    <mover accent="true">
                      <mn>1</mn>
                      <mo stretchy="true">^</mo>
                    </mover>
                  </mrow>
                </mrow>
                <mo fence="true" stretchy="true">)</mo>
              </mrow>
            </mrow>
            <msup>
              <mi mathvariant="italic">Cov</mi>
              <mrow>
                <mo stretchy="false">−</mo>
                <mn>1</mn>
              </mrow>
            </msup>
            <msup>
              <mrow>
                <mo fence="true" stretchy="true">(</mo>
                <mrow>
                  <mrow>
                    <mrow>
                      <mi>X</mi>
                      <mo stretchy="false">−</mo>
                      <mi>c</mi>
                    </mrow>
                    <mover accent="true">
                      <mn>1</mn>
                      <mo stretchy="true">^</mo>
                    </mover>
                  </mrow>
                </mrow>
                <mo fence="true" stretchy="true">)</mo>
              </mrow>
              <mi>T</mi>
            </msup>
          </mrow>
        </mrow>
        <mo fence="true" stretchy="true">)</mo>
      </mrow>
    </mrow>
    <annotation encoding="StarMath 5.0">left none right none =P left( X': left(X'-c widehat {1} right) Cov^{-1} left(X'-c widehat {1} right)^{T} &gt;= left(X-c widehat {1} right) Cov^{-1} left(X-c widehat {1} right)^{T} right)</annotation>
  </semantics>
</math>
</file>

<file path=Object 81/content.xml><?xml version="1.0" encoding="utf-8"?>
<math xmlns="http://www.w3.org/1998/Math/MathML" display="block">
  <semantics>
    <mrow>
      <mi>P</mi>
      <mrow>
        <mo fence="true" stretchy="true">(</mo>
        <mrow>
          <mrow>
            <mi>U</mi>
            <mi mathvariant="normal">:</mi>
            <mrow>
              <mi>U</mi>
              <mo stretchy="false">≥</mo>
              <mi>r</mi>
            </mrow>
          </mrow>
        </mrow>
        <mo fence="true" stretchy="true">)</mo>
      </mrow>
    </mrow>
    <annotation encoding="StarMath 5.0">P left( U: U &gt;= r right)</annotation>
  </semantics>
</math>
</file>

<file path=Object 82/content.xml><?xml version="1.0" encoding="utf-8"?>
<math xmlns="http://www.w3.org/1998/Math/MathML" display="block">
  <semantics>
    <mrow>
      <mi>r</mi>
      <mo stretchy="false">=</mo>
      <msqrt>
        <mrow>
          <mrow>
            <mo fence="true" stretchy="true">(</mo>
            <mrow>
              <mrow>
                <mrow>
                  <mi>X</mi>
                  <mo stretchy="false">−</mo>
                  <mi>c</mi>
                </mrow>
                <mover accent="true">
                  <mn>1</mn>
                  <mo stretchy="true">^</mo>
                </mover>
              </mrow>
            </mrow>
            <mo fence="true" stretchy="true">)</mo>
          </mrow>
          <msup>
            <mi mathvariant="italic">Cov</mi>
            <mrow>
              <mo stretchy="false">−</mo>
              <mn>1</mn>
            </mrow>
          </msup>
          <msup>
            <mrow>
              <mo fence="true" stretchy="true">(</mo>
              <mrow>
                <mrow>
                  <mrow>
                    <mi>X</mi>
                    <mo stretchy="false">−</mo>
                    <mi>c</mi>
                  </mrow>
                  <mover accent="true">
                    <mn>1</mn>
                    <mo stretchy="true">^</mo>
                  </mover>
                </mrow>
              </mrow>
              <mo fence="true" stretchy="true">)</mo>
            </mrow>
            <mi>T</mi>
          </msup>
        </mrow>
      </msqrt>
    </mrow>
    <annotation encoding="StarMath 5.0">r= SQRT {left(X-c widehat {1} right) Cov^{-1} left(X-c widehat {1} right)^{T}}</annotation>
  </semantics>
</math>
</file>

<file path=Object 83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i>n</mi>
          <mo stretchy="false">+</mo>
          <mn>1</mn>
        </mrow>
      </msub>
    </mrow>
    <annotation encoding="StarMath 5.0">Y_0,Y_1,...,Y_{ n+1 }</annotation>
  </semantics>
</math>
</file>

<file path=Object 84/content.xml><?xml version="1.0" encoding="utf-8"?>
<math xmlns="http://www.w3.org/1998/Math/MathML" display="block">
  <semantics>
    <msup>
      <mrow>
        <mo fence="true" stretchy="false">[</mo>
        <mrow>
          <mrow>
            <mrow>
              <mo stretchy="false">−</mo>
              <mi>r</mi>
            </mrow>
            <mi>,</mi>
            <mi>r</mi>
          </mrow>
        </mrow>
        <mo fence="true" stretchy="false">]</mo>
      </mrow>
      <mrow>
        <mi>n</mi>
        <mo stretchy="false">+</mo>
        <mn>1</mn>
      </mrow>
    </msup>
    <annotation encoding="StarMath 5.0">[ -r, r ]^{ n+1 }</annotation>
  </semantics>
</math>
</file>

<file path=Object 85/content.xml><?xml version="1.0" encoding="utf-8"?>
<math xmlns="http://www.w3.org/1998/Math/MathML" display="block">
  <semantics>
    <mrow>
      <mrow>
        <msup>
          <mrow>
            <mo fence="true" stretchy="true">(</mo>
            <mrow>
              <mrow>
                <mrow>
                  <mn>1</mn>
                  <mo stretchy="false">−</mo>
                  <mi mathvariant="normal">Φ</mi>
                </mrow>
                <mrow>
                  <mo fence="true" stretchy="false">(</mo>
                  <mrow>
                    <mi>r</mi>
                  </mrow>
                  <mo fence="true" stretchy="false">)</mo>
                </mrow>
              </mrow>
            </mrow>
            <mo fence="true" stretchy="true">)</mo>
          </mrow>
          <mrow>
            <mi>n</mi>
            <mo stretchy="false">+</mo>
            <mn>1</mn>
          </mrow>
        </msup>
        <mo stretchy="false">=</mo>
        <mi mathvariant="normal">Φ</mi>
      </mrow>
      <msup>
        <mrow>
          <mo fence="true" stretchy="false">(</mo>
          <mrow>
            <mrow>
              <mo stretchy="false">−</mo>
              <mi>r</mi>
            </mrow>
          </mrow>
          <mo fence="true" stretchy="false">)</mo>
        </mrow>
        <mrow>
          <mi>n</mi>
          <mo stretchy="false">+</mo>
          <mn>1</mn>
        </mrow>
      </msup>
    </mrow>
    <annotation encoding="StarMath 5.0"> left( 1 - %PHI ( r ) right) ^{ n+1 } = %PHI ( -r ) ^{ n+1 } </annotation>
  </semantics>
</math>
</file>

<file path=Object 86/content.xml><?xml version="1.0" encoding="utf-8"?>
<math xmlns="http://www.w3.org/1998/Math/MathML" display="block">
  <semantics>
    <mrow>
      <mi mathvariant="normal">Φ</mi>
      <mrow>
        <mo fence="true" stretchy="false">(</mo>
        <mrow>
          <mi>r</mi>
        </mrow>
        <mo fence="true" stretchy="false">)</mo>
      </mrow>
    </mrow>
    <annotation encoding="StarMath 5.0"> %PHI ( r ) </annotation>
  </semantics>
</math>
</file>

<file path=Object 87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sub>
              <mi>X</mi>
              <mn>0</mn>
            </msub>
            <mi>,</mi>
            <msub>
              <mi>X</mi>
              <mn>1</mn>
            </msub>
            <mi>,</mi>
            <mn>...</mn>
            <mi>,</mi>
            <msub>
              <mi>X</mi>
              <mi>n</mi>
            </msub>
          </mrow>
        </mrow>
        <mo fence="true" stretchy="false">)</mo>
      </mrow>
    </mrow>
    <annotation encoding="StarMath 5.0">X=(X_0,X_1,...,X_n)</annotation>
  </semantics>
</math>
</file>

<file path=Object 88/content.xml><?xml version="1.0" encoding="utf-8"?>
<math xmlns="http://www.w3.org/1998/Math/MathML" display="block">
  <semantics>
    <mrow>
      <msub>
        <mi>ε</mi>
        <mrow>
          <mo stretchy="false">−</mo>
          <mn>1</mn>
        </mrow>
      </msub>
      <mi>,</mi>
      <msub>
        <mi>ε</mi>
        <mn>0</mn>
      </msub>
      <mi>,</mi>
      <msub>
        <mi>ε</mi>
        <mn>1</mn>
      </msub>
      <mi>,</mi>
      <mn>...</mn>
      <mi>,</mi>
      <msub>
        <mi>ε</mi>
        <mi>n</mi>
      </msub>
    </mrow>
    <annotation encoding="StarMath 5.0">%varepsilon_{-1},%varepsilon_0,%varepsilon_1,...,%varepsilon_n</annotation>
  </semantics>
</math>
</file>

<file path=Object 89/content.xml><?xml version="1.0" encoding="utf-8"?>
<math xmlns="http://www.w3.org/1998/Math/MathML" display="block">
  <semantics>
    <msub>
      <mi>Y</mi>
      <mn>0</mn>
    </msub>
    <annotation encoding="StarMath 5.0">Y _{0}</annotation>
  </semantics>
</math>
</file>

<file path=Object 9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90/content.xml><?xml version="1.0" encoding="utf-8"?>
<math xmlns="http://www.w3.org/1998/Math/MathML" display="block">
  <semantics>
    <msub>
      <mi>Y</mi>
      <mn>0</mn>
    </msub>
    <annotation encoding="StarMath 5.0">Y _{0}</annotation>
  </semantics>
</math>
</file>

<file path=Object 91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sub>
              <mi>ε</mi>
              <mrow>
                <mo stretchy="false">−</mo>
                <mn>1</mn>
              </mrow>
            </msub>
            <mi>,</mi>
            <msub>
              <mi>ε</mi>
              <mn>0</mn>
            </msub>
            <mi>,</mi>
            <msub>
              <mi>ε</mi>
              <mn>1</mn>
            </msub>
            <mi>,</mi>
            <mn>...</mn>
            <mi>,</mi>
            <msub>
              <mi>ε</mi>
              <mi>n</mi>
            </msub>
          </mrow>
        </mrow>
        <mo fence="true" stretchy="false">)</mo>
      </mrow>
    </mrow>
    <annotation encoding="StarMath 5.0">%varepsilon = (%varepsilon_{-1},%varepsilon_0,%varepsilon_1,...,%varepsilon_n)</annotation>
  </semantics>
</math>
</file>

<file path=Object 92/content.xml><?xml version="1.0" encoding="utf-8"?>
<math xmlns="http://www.w3.org/1998/Math/MathML" display="block">
  <semantics>
    <mrow>
      <mover accent="true">
        <mn>1</mn>
        <mo stretchy="true">^</mo>
      </mover>
      <mo stretchy="false">=</mo>
      <mrow>
        <mo fence="true" stretchy="false">(</mo>
        <mrow>
          <mrow>
            <mn>1,1</mn>
            <mi>,</mi>
            <mn>...</mn>
            <mi>,</mi>
            <mn>1</mn>
          </mrow>
        </mrow>
        <mo fence="true" stretchy="false">)</mo>
      </mrow>
    </mrow>
    <annotation encoding="StarMath 5.0">widehat {1} =(1,1,...,1)</annotation>
  </semantics>
</math>
</file>

<file path=Object 93/content.xml><?xml version="1.0" encoding="utf-8"?>
<math xmlns="http://www.w3.org/1998/Math/MathML" display="block">
  <semantics>
    <mrow>
      <mrow>
        <msup>
          <mi>X</mi>
          <mi>T</mi>
        </msup>
        <mo stretchy="false">=</mo>
        <mi>A</mi>
      </mrow>
      <mrow>
        <msup>
          <mi>ε</mi>
          <mi>T</mi>
        </msup>
        <mo stretchy="false">+</mo>
        <mi>c</mi>
      </mrow>
      <mover accent="true">
        <mn>1</mn>
        <mo stretchy="true">^</mo>
      </mover>
    </mrow>
    <annotation encoding="StarMath 5.0">X^T = A %varepsilon^T + c widehat {1} </annotation>
  </semantics>
</math>
</file>

<file path=Object 94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sub>
                  <mi>θ</mi>
                  <mn>1</mn>
                </msub>
              </mtd>
              <mtd>
                <mn>1</mn>
              </mtd>
              <mtd>
                <mn>0</mn>
              </mtd>
              <mtd>
                <mn>...</mn>
              </mtd>
              <mtd>
                <mn>...</mn>
              </mtd>
            </mtr>
            <mtr>
              <mtd>
                <mn>0</mn>
              </mtd>
              <mtd>
                <msub>
                  <mi>θ</mi>
                  <mn>1</mn>
                </msub>
              </mtd>
              <mtd>
                <mn>1</mn>
              </mtd>
              <mtd>
                <mn>0</mn>
              </mtd>
              <mtd>
                <mn>...</mn>
              </mtd>
            </mtr>
            <mtr>
              <mtd>
                <mn>0</mn>
              </mtd>
              <mtd>
                <mn>0</mn>
              </mtd>
              <mtd>
                <msub>
                  <mi>θ</mi>
                  <mn>1</mn>
                </msub>
              </mtd>
              <mtd>
                <mn>1</mn>
              </mtd>
              <mtd>
                <mn>...</mn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</mtable>
        </mrow>
        <mo fence="true" stretchy="true">)</mo>
      </mrow>
    </mrow>
    <annotation encoding="StarMath 5.0">A=left( { matrix{%theta _1 # 1 # 0 # ... # ... ## 0 # %theta _1 # 1 # 0 # ... ##  0 # 0 # %theta _1 # 1 # ... ## ... # ... # ... # ... # ...} } right)</annotation>
  </semantics>
</math>
</file>

<file path=Object 95/content.xml><?xml version="1.0" encoding="utf-8"?>
<math xmlns="http://www.w3.org/1998/Math/MathML" display="block">
  <semantics>
    <msub>
      <mi>Y</mi>
      <mi>t</mi>
    </msub>
    <annotation encoding="StarMath 5.0">Y _{t}</annotation>
  </semantics>
</math>
</file>

<file path=Object 96/content.xml><?xml version="1.0" encoding="utf-8"?>
<math xmlns="http://www.w3.org/1998/Math/MathML" display="block">
  <semantics>
    <msub>
      <mi>X</mi>
      <mi>t</mi>
    </msub>
    <annotation encoding="StarMath 5.0">X _{t}</annotation>
  </semantics>
</math>
</file>

<file path=Object 97/content.xml><?xml version="1.0" encoding="utf-8"?>
<math xmlns="http://www.w3.org/1998/Math/MathML" display="block">
  <semantics>
    <mrow>
      <msub>
        <mi>Y</mi>
        <mi>t</mi>
      </msub>
      <mo stretchy="false">=</mo>
      <mrow>
        <msub>
          <mi>Y</mi>
          <mn>0</mn>
        </msub>
        <mo stretchy="false">+</mo>
        <msub>
          <mi>X</mi>
          <mn>0</mn>
        </msub>
        <mo stretchy="false">+</mo>
        <mn>...</mn>
        <mo stretchy="false">+</mo>
        <msub>
          <mi>X</mi>
          <mrow>
            <mi>t</mi>
            <mo stretchy="false">−</mo>
            <mn>1</mn>
          </mrow>
        </msub>
      </mrow>
    </mrow>
    <annotation encoding="StarMath 5.0">Y _{t} = Y_0 + X_0 + ... + X_{t-1}</annotation>
  </semantics>
</math>
</file>

<file path=Object 98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i>n</mi>
          <mo stretchy="false">+</mo>
          <mn>1</mn>
        </mrow>
      </msub>
    </mrow>
    <annotation encoding="StarMath 5.0">Y_0,Y_1,...,Y_{ n+1 }</annotation>
  </semantics>
</math>
</file>